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25in" text:min-label-width="0.3437in" text:list-level-position-and-space-mode="label-alignment">
          <style:list-level-label-alignment text:label-followed-by="listtab" fo:margin-left="0.5937in" fo:text-indent="-0.3437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TDC" style:master-page-name="MP0" style:family="paragraph">
      <style:paragraph-properties fo:break-before="page"/>
      <style:text-properties fo:language="ca" fo:country="ES"/>
    </style:style>
    <style:style style:name="P4" style:parent-style-name="TítuloTDC" style:family="paragraph">
      <style:text-properties fo:language="ca" fo:country="ES"/>
    </style:style>
    <style:style style:name="P5" style:parent-style-name="TDC1" style:family="paragraph">
      <style:paragraph-properties>
        <style:tab-stops>
          <style:tab-stop style:type="right" style:leader-style="dotted" style:leader-text="." style:position="5.8986in"/>
        </style:tab-stops>
      </style:paragraph-properties>
    </style:style>
    <style:style style:name="P6"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7" style:parent-style-name="Fuentedepárrafopredeter." style:family="text">
      <style:text-properties style:font-name="Aptos" style:font-name-asian="Times New Roman" style:font-name-complex="Times New Roman" style:letter-kerning="true" fo:language="es" fo:country="ES" style:language-asian="es" style:country-asian="ES"/>
    </style:style>
    <style:style style:name="P8"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9" style:parent-style-name="Fuentedepárrafopredeter." style:family="text">
      <style:text-properties style:font-name="Aptos" style:font-name-asian="Times New Roman" style:font-name-complex="Times New Roman" style:letter-kerning="true" fo:language="es" fo:country="ES" style:language-asian="es" style:country-asian="ES"/>
    </style:style>
    <style:style style:name="P10" style:parent-style-name="TDC3" style:family="paragraph">
      <style:paragraph-properties>
        <style:tab-stops>
          <style:tab-stop style:type="left" style:position="0.5in"/>
          <style:tab-stop style:type="right" style:leader-style="dotted" style:leader-text="." style:position="5.5652in"/>
        </style:tab-stops>
      </style:paragraph-properties>
    </style:style>
    <style:style style:name="T11" style:parent-style-name="Fuentedepárrafopredeter." style:family="text">
      <style:text-properties style:font-name="Aptos" style:font-name-asian="Times New Roman" style:font-name-complex="Times New Roman" style:letter-kerning="true" fo:language="es" fo:country="ES" style:language-asian="es" style:country-asian="ES"/>
    </style:style>
    <style:style style:name="P12"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13" style:parent-style-name="Fuentedepárrafopredeter." style:family="text">
      <style:text-properties style:font-name="Aptos" style:font-name-asian="Times New Roman" style:font-name-complex="Times New Roman" style:letter-kerning="true" fo:language="es" fo:country="ES" style:language-asian="es" style:country-asian="ES"/>
    </style:style>
    <style:style style:name="P14" style:parent-style-name="TDC1" style:family="paragraph">
      <style:paragraph-properties>
        <style:tab-stops>
          <style:tab-stop style:type="right" style:leader-style="dotted" style:leader-text="." style:position="5.8986in"/>
        </style:tab-stops>
      </style:paragraph-properties>
    </style:style>
    <style:style style:name="P15"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16" style:parent-style-name="Fuentedepárrafopredeter." style:family="text">
      <style:text-properties style:font-name="Aptos" style:font-name-asian="Times New Roman" style:font-name-complex="Times New Roman" style:letter-kerning="true" fo:language="es" fo:country="ES" style:language-asian="es" style:country-asian="ES"/>
    </style:style>
    <style:style style:name="P17" style:parent-style-name="TDC2" style:family="paragraph">
      <style:paragraph-properties>
        <style:tab-stops>
          <style:tab-stop style:type="left" style:position="0.3333in"/>
          <style:tab-stop style:type="right" style:leader-style="dotted" style:leader-text="." style:position="5.7319in"/>
        </style:tab-stops>
      </style:paragraph-properties>
    </style:style>
    <style:style style:name="T18" style:parent-style-name="Fuentedepárrafopredeter." style:family="text">
      <style:text-properties style:font-name="Aptos" style:font-name-asian="Times New Roman" style:font-name-complex="Times New Roman" style:letter-kerning="true" fo:language="es" fo:country="ES" style:language-asian="es" style:country-asian="ES"/>
    </style:style>
    <style:style style:name="P19" style:parent-style-name="Título2" style:list-style-name="LFO1" style:family="paragraph"/>
    <style:style style:name="P20" style:parent-style-name="Título2" style:list-style-name="LFO1" style:family="paragraph"/>
    <style:style style:name="P21" style:parent-style-name="Párrafodelista" style:list-style-name="LFO2" style:family="paragraph"/>
    <style:style style:name="P22" style:parent-style-name="Párrafodelista" style:list-style-name="LFO2" style:family="paragraph"/>
    <style:style style:name="P23" style:parent-style-name="Párrafodelista" style:list-style-name="LFO2" style:family="paragraph"/>
    <style:style style:name="P24" style:parent-style-name="Párrafodelista" style:list-style-name="LFO2" style:family="paragraph"/>
    <style:style style:name="P25" style:parent-style-name="Título3" style:list-style-name="LFO1" style:family="paragraph"/>
    <style:style style:name="P26" style:parent-style-name="Título2" style:list-style-name="LFO1" style:family="paragraph"/>
    <style:style style:name="P27" style:parent-style-name="Párrafodelista" style:list-style-name="LFO3" style:family="paragraph"/>
    <style:style style:name="T28" style:parent-style-name="Fuentedepárrafopredeter." style:family="text">
      <style:text-properties fo:font-style="italic" style:font-style-asian="italic" style:font-style-complex="italic"/>
    </style:style>
    <style:style style:name="P29" style:parent-style-name="Párrafodelista" style:list-style-name="LFO3" style:family="paragraph">
      <style:paragraph-properties fo:margin-bottom="0in" fo:line-height="100%" fo:background-color="#FFFFFF">
        <style:background-fill draw:fill="solid" draw:fill-color="#FFFFFF"/>
      </style:paragraph-properties>
    </style:style>
    <style:style style:name="T30" style:parent-style-name="Fuentedepárrafopredeter." style:family="text">
      <style:text-properties style:font-name="Arial" style:font-name-asian="Times New Roman" style:font-name-complex="Arial" fo:color="#37393C" style:letter-kerning="false" style:language-asian="es" style:country-asian="ES"/>
    </style:style>
    <style:style style:name="T31" style:parent-style-name="Fuentedepárrafopredeter." style:family="text">
      <style:text-properties style:font-name="Arial" style:font-name-asian="Times New Roman" style:font-name-complex="Arial" fo:font-style="italic" style:font-style-asian="italic" style:font-style-complex="italic" fo:color="#37393C" style:letter-kerning="false" style:language-asian="es" style:country-asian="ES"/>
    </style:style>
    <style:style style:name="T32" style:parent-style-name="Fuentedepárrafopredeter." style:family="text">
      <style:text-properties style:font-name="Arial" style:font-name-asian="Times New Roman" style:font-name-complex="Arial" fo:color="#37393C" style:letter-kerning="false" style:language-asian="es" style:country-asian="ES"/>
    </style:style>
    <style:style style:name="T33" style:parent-style-name="Hipervínculo" style:family="text">
      <style:text-properties style:font-name="Arial" style:font-name-asian="Times New Roman" style:font-name-complex="Arial" style:letter-kerning="false" style:language-asian="es" style:country-asian="ES"/>
    </style:style>
    <style:style style:name="P34" style:parent-style-name="Párrafodelista" style:family="paragraph">
      <style:text-properties style:font-name="Arial" style:font-name-asian="Times New Roman" style:font-name-complex="Arial" fo:color="#37393C" style:letter-kerning="false" style:language-asian="es" style:country-asian="ES"/>
    </style:style>
    <style:style style:name="P35" style:parent-style-name="Párrafodelista" style:family="paragraph">
      <style:paragraph-properties fo:margin-bottom="0in" fo:line-height="100%" fo:background-color="#FFFFFF">
        <style:background-fill draw:fill="solid" draw:fill-color="#FFFFFF"/>
      </style:paragraph-properties>
      <style:text-properties style:font-name="Arial" style:font-name-asian="Times New Roman" style:font-name-complex="Arial" fo:color="#37393C" style:letter-kerning="false" style:language-asian="es" style:country-asian="ES"/>
    </style:style>
    <style:style style:name="P36" style:parent-style-name="Párrafodelista" style:list-style-name="LFO3" style:family="paragraph"/>
    <style:style style:name="T37" style:parent-style-name="Fuentedepárrafopredeter." style:family="text">
      <style:text-properties fo:font-style="italic" style:font-style-asian="italic" style:font-style-complex="italic"/>
    </style:style>
    <style:style style:name="P38" style:parent-style-name="Título2" style:list-style-name="LFO4" style:family="paragraph"/>
    <style:style style:name="P39" style:parent-style-name="Normal" style:family="paragraph">
      <style:paragraph-properties fo:text-align="center"/>
      <style:text-properties fo:font-size="20pt" style:font-size-asian="20pt" style:font-size-complex="20pt"/>
    </style:style>
    <style:style style:name="P40" style:parent-style-name="Párrafodelista" style:family="paragraph">
      <style:paragraph-properties fo:margin-left="0.5416in">
        <style:tab-stops/>
      </style:paragraph-properties>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T43" style:parent-style-name="Fuentedepárrafopredeter." style:family="text">
      <style:text-properties fo:font-weight="bold" style:font-weight-asian="bold" style:font-weight-complex="bold" fo:font-size="14pt" style:font-size-asian="14pt" style:font-size-complex="14pt"/>
    </style:style>
    <style:style style:name="T44" style:parent-style-name="Fuentedepárrafopredeter." style:family="text">
      <style:text-properties fo:font-weight="bold" style:font-weight-asian="bold" style:font-weight-complex="bold" fo:font-size="14pt" style:font-size-asian="14pt" style:font-size-complex="14pt"/>
    </style:style>
    <style:style style:name="T45" style:parent-style-name="Fuentedepárrafopredeter." style:family="text">
      <style:text-properties fo:font-weight="bold" style:font-weight-asian="bold" style:font-weight-complex="bold" fo:font-size="14pt" style:font-size-asian="14pt" style:font-size-complex="14pt"/>
    </style:style>
    <style:style style:name="T46" style:parent-style-name="Fuentedepárrafopredeter." style:family="text">
      <style:text-properties fo:font-weight="bold" style:font-weight-asian="bold" style:font-weight-complex="bold" fo:font-size="14pt" style:font-size-asian="14pt" style:font-size-complex="14pt"/>
    </style:style>
    <style:style style:name="T47" style:parent-style-name="Fuentedepárrafopredeter." style:family="text">
      <style:text-properties fo:font-weight="bold" style:font-weight-asian="bold" style:font-weight-complex="bold" fo:font-size="14pt" style:font-size-asian="14pt" style:font-size-complex="14pt"/>
    </style:style>
    <style:style style:name="T48" style:parent-style-name="Fuentedepárrafopredeter." style:family="text">
      <style:text-properties fo:font-weight="bold" style:font-weight-asian="bold" style:font-weight-complex="bold" fo:font-size="14pt" style:font-size-asian="14pt" style:font-size-complex="14pt"/>
    </style:style>
    <style:style style:name="P49" style:parent-style-name="Normal" style:family="paragraph">
      <style:paragraph-properties fo:text-align="center"/>
      <style:text-properties fo:font-size="11pt" style:font-size-asian="11pt" style:font-size-complex="11pt"/>
    </style:style>
    <style:style style:name="P50" style:parent-style-name="Párrafodelista" style:family="paragraph">
      <style:text-properties fo:font-weight="bold" style:font-weight-asian="bold" style:font-weight-complex="bold" fo:font-size="14pt" style:font-size-asian="14pt" style:font-size-complex="14pt"/>
    </style:style>
    <style:style style:name="P51" style:parent-style-name="Normal" style:family="paragraph">
      <style:paragraph-properties fo:text-align="center"/>
    </style:style>
    <style:style style:name="T52" style:parent-style-name="Fuentedepárrafopredeter." style:family="text">
      <style:text-properties fo:font-weight="bold" style:font-weight-asian="bold" style:font-weight-complex="bold" fo:font-size="14pt" style:font-size-asian="14pt" style:font-size-complex="14pt"/>
    </style:style>
    <style:style style:name="P53" style:parent-style-name="Normal" style:family="paragraph">
      <style:text-properties fo:font-weight="bold" style:font-weight-asian="bold" style:font-weight-complex="bold" fo:font-size="14pt" style:font-size-asian="14pt" style:font-size-complex="14pt"/>
    </style:style>
    <style:style style:name="T54" style:parent-style-name="Fuentedepárrafopredeter." style:family="text">
      <style:text-properties fo:font-weight="bold" style:font-weight-asian="bold" style:font-weight-complex="bold" fo:font-size="14pt" style:font-size-asian="14pt" style:font-size-complex="14pt"/>
    </style:style>
    <style:style style:name="T55" style:parent-style-name="Fuentedepárrafopredeter." style:family="text">
      <style:text-properties fo:font-weight="bold" style:font-weight-asian="bold" style:font-weight-complex="bold" fo:font-size="14pt" style:font-size-asian="14pt" style:font-size-complex="14pt"/>
    </style:style>
    <style:style style:name="T56" style:parent-style-name="Fuentedepárrafopredeter." style:family="text">
      <style:text-properties fo:font-weight="bold" style:font-weight-asian="bold" style:font-weight-complex="bold" fo:font-size="14pt" style:font-size-asian="14pt" style:font-size-complex="14pt"/>
    </style:style>
    <style:style style:name="T57" style:parent-style-name="Fuentedepárrafopredeter." style:family="text">
      <style:text-properties fo:font-weight="bold" style:font-weight-asian="bold" style:font-weight-complex="bold" fo:font-size="14pt" style:font-size-asian="14pt" style:font-size-complex="14pt"/>
    </style:style>
    <style:style style:name="P58" style:parent-style-name="Normal" style:family="paragraph">
      <style:text-properties fo:font-weight="bold" style:font-weight-asian="bold" style:font-weight-complex="bold" fo:font-size="14pt" style:font-size-asian="14pt" style:font-size-complex="14pt"/>
    </style:style>
    <style:style style:name="P59" style:parent-style-name="Normal" style:family="paragraph">
      <style:text-properties fo:font-weight="bold" style:font-weight-asian="bold" style:font-weight-complex="bold" fo:font-size="14pt" style:font-size-asian="14pt" style:font-size-complex="14pt"/>
    </style:style>
    <style:style style:name="P60" style:parent-style-name="Normal" style:family="paragraph">
      <style:text-properties fo:font-weight="bold" style:font-weight-asian="bold" style:font-weight-complex="bold" fo:font-size="14pt" style:font-size-asian="14pt" style:font-size-complex="14pt"/>
    </style:style>
    <style:style style:name="P61" style:parent-style-name="Normal" style:family="paragraph">
      <style:text-properties fo:font-weight="bold" style:font-weight-asian="bold" style:font-weight-complex="bold" fo:font-size="14pt" style:font-size-asian="14pt" style:font-size-complex="14pt"/>
    </style:style>
    <style:style style:name="T62" style:parent-style-name="Fuentedepárrafopredeter." style:family="text">
      <style:text-properties fo:font-weight="bold" style:font-weight-asian="bold" style:font-weight-complex="bold" fo:font-size="14pt" style:font-size-asian="14pt" style:font-size-complex="14pt"/>
    </style:style>
    <style:style style:name="P63" style:parent-style-name="Normal" style:family="paragraph">
      <style:paragraph-properties fo:text-align="center"/>
    </style:style>
    <style:style style:name="T64" style:parent-style-name="Fuentedepárrafopredeter." style:family="text">
      <style:text-properties fo:font-weight="bold" style:font-weight-asian="bold" style:font-weight-complex="bold" fo:font-size="14pt" style:font-size-asian="14pt" style:font-size-complex="14pt"/>
    </style:style>
    <style:style style:name="P65" style:parent-style-name="Normal" style:family="paragraph">
      <style:text-properties fo:font-weight="bold" style:font-weight-asian="bold" style:font-weight-complex="bold" fo:font-size="14pt" style:font-size-asian="14pt" style:font-size-complex="14pt"/>
    </style:style>
    <style:style style:name="T66" style:parent-style-name="Fuentedepárrafopredeter." style:family="text">
      <style:text-properties fo:font-weight="bold" style:font-weight-asian="bold" style:font-weight-complex="bold" fo:font-size="14pt" style:font-size-asian="14pt" style:font-size-complex="14pt"/>
    </style:style>
    <style:style style:name="T67" style:parent-style-name="Fuentedepárrafopredeter." style:family="text">
      <style:text-properties fo:font-weight="bold" style:font-weight-asian="bold" style:font-weight-complex="bold" fo:font-size="14pt" style:font-size-asian="14pt" style:font-size-complex="14pt"/>
    </style:style>
    <style:style style:name="T68" style:parent-style-name="Fuentedepárrafopredeter." style:family="text">
      <style:text-properties fo:font-weight="bold" style:font-weight-asian="bold" style:font-weight-complex="bold" fo:font-size="14pt" style:font-size-asian="14pt" style:font-size-complex="14pt"/>
    </style:style>
    <style:style style:name="P69" style:parent-style-name="Normal" style:family="paragraph">
      <style:text-properties fo:font-weight="bold" style:font-weight-asian="bold" style:font-weight-complex="bold" fo:font-size="14pt" style:font-size-asian="14pt" style:font-size-complex="14pt"/>
    </style:style>
    <style:style style:name="P70" style:parent-style-name="Normal" style:family="paragraph">
      <style:text-properties fo:font-weight="bold" style:font-weight-asian="bold" style:font-weight-complex="bold" fo:font-size="14pt" style:font-size-asian="14pt" style:font-size-complex="14pt"/>
    </style:style>
    <style:style style:name="P71" style:parent-style-name="Normal" style:family="paragraph">
      <style:text-properties fo:font-weight="bold" style:font-weight-asian="bold" style:font-weight-complex="bold" fo:font-size="14pt" style:font-size-asian="14pt" style:font-size-complex="14pt"/>
    </style:style>
    <style:style style:name="P72" style:parent-style-name="Normal" style:family="paragraph">
      <style:text-properties fo:font-weight="bold" style:font-weight-asian="bold" style:font-weight-complex="bold" fo:font-size="14pt" style:font-size-asian="14pt" style:font-size-complex="14pt"/>
    </style:style>
    <style:style style:name="T73" style:parent-style-name="Fuentedepárrafopredeter." style:family="text">
      <style:text-properties fo:font-weight="bold" style:font-weight-asian="bold" style:font-weight-complex="bold" fo:font-size="14pt" style:font-size-asian="14pt" style:font-size-complex="14pt"/>
    </style:style>
    <style:style style:name="P74" style:parent-style-name="Normal" style:family="paragraph">
      <style:paragraph-properties fo:text-align="center"/>
    </style:style>
    <style:style style:name="T75" style:parent-style-name="Fuentedepárrafopredeter." style:family="text">
      <style:text-properties fo:font-weight="bold" style:font-weight-asian="bold" style:font-weight-complex="bold" fo:font-size="14pt" style:font-size-asian="14pt" style:font-size-complex="14pt"/>
    </style:style>
    <style:style style:name="P76" style:parent-style-name="Normal" style:family="paragraph">
      <style:text-properties fo:font-weight="bold" style:font-weight-asian="bold" style:font-weight-complex="bold" fo:font-size="14pt" style:font-size-asian="14pt" style:font-size-complex="14pt"/>
    </style:style>
    <style:style style:name="P77" style:parent-style-name="Normal" style:family="paragraph">
      <style:text-properties fo:font-weight="bold" style:font-weight-asian="bold" style:font-weight-complex="bold" fo:font-size="14pt" style:font-size-asian="14pt" style:font-size-complex="14pt"/>
    </style:style>
    <style:style style:name="P78" style:parent-style-name="Normal" style:family="paragraph">
      <style:text-properties fo:font-weight="bold" style:font-weight-asian="bold" style:font-weight-complex="bold" fo:font-size="14pt" style:font-size-asian="14pt" style:font-size-complex="14pt"/>
    </style:style>
    <style:style style:name="P79" style:parent-style-name="Normal" style:family="paragraph">
      <style:text-properties fo:font-weight="bold" style:font-weight-asian="bold" style:font-weight-complex="bold" fo:font-size="14pt" style:font-size-asian="14pt" style:font-size-complex="14pt"/>
    </style:style>
    <style:style style:name="P80" style:parent-style-name="Normal" style:family="paragraph">
      <style:text-properties fo:font-weight="bold" style:font-weight-asian="bold" style:font-weight-complex="bold" fo:font-size="14pt" style:font-size-asian="14pt" style:font-size-complex="14pt"/>
    </style:style>
    <style:style style:name="T81" style:parent-style-name="Fuentedepárrafopredeter." style:family="text">
      <style:text-properties fo:font-weight="bold" style:font-weight-asian="bold" style:font-weight-complex="bold" fo:font-size="14pt" style:font-size-asian="14pt" style:font-size-complex="14pt"/>
    </style:style>
    <style:style style:name="T82" style:parent-style-name="Fuentedepárrafopredeter." style:family="text">
      <style:text-properties fo:font-weight="bold" style:font-weight-asian="bold" style:font-weight-complex="bold" fo:font-size="14pt" style:font-size-asian="14pt" style:font-size-complex="14pt"/>
    </style:style>
    <style:style style:name="T83" style:parent-style-name="Fuentedepárrafopredeter." style:family="text">
      <style:text-properties fo:font-weight="bold" style:font-weight-asian="bold" style:font-weight-complex="bold" fo:font-size="14pt" style:font-size-asian="14pt" style:font-size-complex="14pt"/>
    </style:style>
    <style:style style:name="T84" style:parent-style-name="Fuentedepárrafopredeter." style:family="text">
      <style:text-properties fo:font-weight="bold" style:font-weight-asian="bold" style:font-weight-complex="bold" fo:font-size="14pt" style:font-size-asian="14pt" style:font-size-complex="14pt"/>
    </style:style>
    <style:style style:name="T85" style:parent-style-name="Fuentedepárrafopredeter." style:family="text">
      <style:text-properties fo:font-weight="bold" style:font-weight-asian="bold" style:font-weight-complex="bold" fo:font-size="14pt" style:font-size-asian="14pt" style:font-size-complex="14pt"/>
    </style:style>
    <style:style style:name="T86" style:parent-style-name="Fuentedepárrafopredeter." style:family="text">
      <style:text-properties fo:font-weight="bold" style:font-weight-asian="bold" style:font-weight-complex="bold" fo:font-size="14pt" style:font-size-asian="14pt" style:font-size-complex="14pt"/>
    </style:style>
    <style:style style:name="T87" style:parent-style-name="Fuentedepárrafopredeter." style:family="text">
      <style:text-properties fo:font-weight="bold" style:font-weight-asian="bold" style:font-weight-complex="bold" fo:font-size="14pt" style:font-size-asian="14pt" style:font-size-complex="14pt"/>
    </style:style>
    <style:style style:name="P88" style:parent-style-name="Normal" style:family="paragraph">
      <style:paragraph-properties fo:text-align="center"/>
      <style:text-properties fo:font-size="11pt" style:font-size-asian="11pt" style:font-size-complex="11pt"/>
    </style:style>
    <style:style style:name="T89" style:parent-style-name="Fuentedepárrafopredeter." style:family="text">
      <style:text-properties fo:font-weight="bold" style:font-weight-asian="bold" style:font-weight-complex="bold" fo:font-size="14pt" style:font-size-asian="14pt" style:font-size-complex="14pt"/>
    </style:style>
    <style:style style:name="T90" style:parent-style-name="Fuentedepárrafopredeter." style:family="text">
      <style:text-properties fo:font-weight="bold" style:font-weight-asian="bold" style:font-weight-complex="bold" fo:font-size="14pt" style:font-size-asian="14pt" style:font-size-complex="14pt"/>
    </style:style>
    <style:style style:name="P91" style:parent-style-name="Normal" style:family="paragraph">
      <style:text-properties fo:font-weight="bold" style:font-weight-asian="bold" style:font-weight-complex="bold" fo:font-size="14pt" style:font-size-asian="14pt" style:font-size-complex="14pt"/>
    </style:style>
    <style:style style:name="P92" style:parent-style-name="Normal" style:family="paragraph">
      <style:text-properties fo:font-weight="bold" style:font-weight-asian="bold" style:font-weight-complex="bold" fo:font-size="14pt" style:font-size-asian="14pt" style:font-size-complex="14pt"/>
    </style:style>
    <style:style style:name="P93" style:parent-style-name="Normal" style:family="paragraph">
      <style:text-properties fo:font-weight="bold" style:font-weight-asian="bold" style:font-weight-complex="bold" fo:font-size="14pt" style:font-size-asian="14pt" style:font-size-complex="14pt"/>
    </style:style>
    <style:style style:name="P94" style:parent-style-name="Normal" style:family="paragraph">
      <style:text-properties fo:font-weight="bold" style:font-weight-asian="bold" style:font-weight-complex="bold" fo:font-size="14pt" style:font-size-asian="14pt" style:font-size-complex="14pt"/>
    </style:style>
    <style:style style:name="P95" style:parent-style-name="Normal" style:family="paragraph">
      <style:text-properties fo:font-weight="bold" style:font-weight-asian="bold" style:font-weight-complex="bold" fo:font-size="14pt" style:font-size-asian="14pt" style:font-size-complex="14pt"/>
    </style:style>
    <style:style style:name="P96" style:parent-style-name="Normal" style:family="paragraph">
      <style:text-properties fo:font-weight="bold" style:font-weight-asian="bold" style:font-weight-complex="bold" fo:font-size="14pt" style:font-size-asian="14pt" style:font-size-complex="14pt"/>
    </style:style>
    <style:style style:name="T97" style:parent-style-name="Fuentedepárrafopredeter." style:family="text">
      <style:text-properties fo:font-weight="bold" style:font-weight-asian="bold" style:font-weight-complex="bold" fo:font-size="14pt" style:font-size-asian="14pt" style:font-size-complex="14pt"/>
    </style:style>
    <style:style style:name="P98" style:parent-style-name="Normal" style:family="paragraph">
      <style:paragraph-properties fo:text-align="center"/>
      <style:text-properties fo:color="#000000"/>
    </style:style>
    <style:style style:name="T99" style:parent-style-name="Fuentedepárrafopredeter." style:family="text">
      <style:text-properties fo:font-weight="bold" style:font-weight-asian="bold" style:font-weight-complex="bold" fo:font-size="14pt" style:font-size-asian="14pt" style:font-size-complex="14pt"/>
    </style:style>
    <style:style style:name="P100" style:parent-style-name="Normal" style:family="paragraph">
      <style:paragraph-properties fo:text-align="center"/>
      <style:text-properties fo:color="#000000"/>
    </style:style>
    <style:style style:name="T101" style:parent-style-name="Fuentedepárrafopredeter." style:family="text">
      <style:text-properties fo:font-weight="bold" style:font-weight-asian="bold" style:font-weight-complex="bold" fo:font-size="14pt" style:font-size-asian="14pt" style:font-size-complex="14pt"/>
    </style:style>
    <style:style style:name="T102" style:parent-style-name="Fuentedepárrafopredeter." style:family="text">
      <style:text-properties fo:font-weight="bold" style:font-weight-asian="bold" style:font-weight-complex="bold" fo:font-size="14pt" style:font-size-asian="14pt" style:font-size-complex="14pt"/>
    </style:style>
    <style:style style:name="P103" style:parent-style-name="Normal" style:family="paragraph">
      <style:text-properties fo:font-weight="bold" style:font-weight-asian="bold" style:font-weight-complex="bold" fo:font-size="14pt" style:font-size-asian="14pt" style:font-size-complex="14pt"/>
    </style:style>
    <style:style style:name="P104" style:parent-style-name="Normal" style:family="paragraph">
      <style:text-properties fo:font-weight="bold" style:font-weight-asian="bold" style:font-weight-complex="bold" fo:font-size="14pt" style:font-size-asian="14pt" style:font-size-complex="14pt"/>
    </style:style>
    <style:style style:name="P105" style:parent-style-name="Normal" style:family="paragraph">
      <style:text-properties fo:font-weight="bold" style:font-weight-asian="bold" style:font-weight-complex="bold" fo:font-size="14pt" style:font-size-asian="14pt" style:font-size-complex="14pt"/>
    </style:style>
    <style:style style:name="P106" style:parent-style-name="Normal" style:family="paragraph">
      <style:text-properties fo:font-weight="bold" style:font-weight-asian="bold" style:font-weight-complex="bold" fo:font-size="14pt" style:font-size-asian="14pt" style:font-size-complex="14pt"/>
    </style:style>
    <style:style style:name="P107" style:parent-style-name="Normal" style:family="paragraph">
      <style:text-properties fo:font-weight="bold" style:font-weight-asian="bold" style:font-weight-complex="bold" fo:font-size="14pt" style:font-size-asian="14pt" style:font-size-complex="14pt"/>
    </style:style>
    <style:style style:name="P108" style:parent-style-name="Normal" style:family="paragraph">
      <style:text-properties fo:font-weight="bold" style:font-weight-asian="bold" style:font-weight-complex="bold" fo:font-size="14pt" style:font-size-asian="14pt" style:font-size-complex="14pt"/>
    </style:style>
    <style:style style:name="T109" style:parent-style-name="Fuentedepárrafopredeter." style:family="text">
      <style:text-properties fo:font-weight="bold" style:font-weight-asian="bold" style:font-weight-complex="bold" fo:font-size="14pt" style:font-size-asian="14pt" style:font-size-complex="14pt"/>
    </style:style>
    <style:style style:name="T110" style:parent-style-name="Fuentedepárrafopredeter." style:family="text">
      <style:text-properties fo:font-weight="bold" style:font-weight-asian="bold" style:font-weight-complex="bold" fo:font-size="14pt" style:font-size-asian="14pt" style:font-size-complex="14pt"/>
    </style:style>
    <style:style style:name="P111" style:parent-style-name="Normal" style:family="paragraph">
      <style:text-properties fo:font-weight="bold" style:font-weight-asian="bold" style:font-weight-complex="bold" fo:font-size="14pt" style:font-size-asian="14pt" style:font-size-complex="14pt"/>
    </style:style>
    <style:style style:name="P112" style:parent-style-name="Normal" style:family="paragraph">
      <style:text-properties fo:font-weight="bold" style:font-weight-asian="bold" style:font-weight-complex="bold" fo:font-size="14pt" style:font-size-asian="14pt" style:font-size-complex="14pt"/>
    </style:style>
    <style:style style:name="P113" style:parent-style-name="Normal" style:family="paragraph">
      <style:text-properties fo:font-weight="bold" style:font-weight-asian="bold" style:font-weight-complex="bold" fo:font-size="14pt" style:font-size-asian="14pt" style:font-size-complex="14pt"/>
    </style:style>
    <style:style style:name="P114" style:parent-style-name="Normal" style:family="paragraph">
      <style:text-properties fo:font-weight="bold" style:font-weight-asian="bold" style:font-weight-complex="bold" fo:font-size="14pt" style:font-size-asian="14pt" style:font-size-complex="14pt"/>
    </style:style>
    <style:style style:name="P115" style:parent-style-name="Normal" style:family="paragraph">
      <style:text-properties fo:font-weight="bold" style:font-weight-asian="bold" style:font-weight-complex="bold" fo:font-size="14pt" style:font-size-asian="14pt" style:font-size-complex="14pt"/>
    </style:style>
    <style:style style:name="T116" style:parent-style-name="Fuentedepárrafopredeter." style:family="text">
      <style:text-properties fo:font-weight="bold" style:font-weight-asian="bold" style:font-weight-complex="bold" fo:font-size="14pt" style:font-size-asian="14pt" style:font-size-complex="14pt"/>
    </style:style>
    <style:style style:name="P117" style:parent-style-name="Normal" style:family="paragraph">
      <style:paragraph-properties fo:text-align="center"/>
      <style:text-properties fo:color="#000000"/>
    </style:style>
    <style:style style:name="T118" style:parent-style-name="Fuentedepárrafopredeter." style:family="text">
      <style:text-properties fo:font-weight="bold" style:font-weight-asian="bold" style:font-weight-complex="bold" fo:font-size="14pt" style:font-size-asian="14pt" style:font-size-complex="14pt"/>
    </style:style>
    <style:style style:name="P119" style:parent-style-name="Normal" style:family="paragraph">
      <style:text-properties fo:font-weight="bold" style:font-weight-asian="bold" style:font-weight-complex="bold" fo:font-size="14pt" style:font-size-asian="14pt" style:font-size-complex="14pt"/>
    </style:style>
    <style:style style:name="P120" style:parent-style-name="Normal" style:family="paragraph">
      <style:text-properties fo:font-weight="bold" style:font-weight-asian="bold" style:font-weight-complex="bold" fo:font-size="14pt" style:font-size-asian="14pt" style:font-size-complex="14pt"/>
    </style:style>
    <style:style style:name="T121" style:parent-style-name="Fuentedepárrafopredeter." style:family="text">
      <style:text-properties fo:font-weight="bold" style:font-weight-asian="bold" style:font-weight-complex="bold" fo:font-size="14pt" style:font-size-asian="14pt" style:font-size-complex="14pt"/>
    </style:style>
    <style:style style:name="T122" style:parent-style-name="Fuentedepárrafopredeter." style:family="text">
      <style:text-properties fo:font-weight="bold" style:font-weight-asian="bold" style:font-weight-complex="bold" fo:font-size="14pt" style:font-size-asian="14pt" style:font-size-complex="14pt"/>
    </style:style>
    <style:style style:name="P123" style:parent-style-name="Normal" style:family="paragraph">
      <style:text-properties fo:font-weight="bold" style:font-weight-asian="bold" style:font-weight-complex="bold" fo:font-size="14pt" style:font-size-asian="14pt" style:font-size-complex="14pt"/>
    </style:style>
    <style:style style:name="P124" style:parent-style-name="Normal" style:family="paragraph">
      <style:paragraph-properties fo:text-align="center"/>
      <style:text-properties fo:color="#000000"/>
    </style:style>
    <style:style style:name="P125" style:parent-style-name="Normal" style:family="paragraph">
      <style:paragraph-properties fo:text-align="center"/>
      <style:text-properties fo:font-weight="bold" style:font-weight-asian="bold" style:font-weight-complex="bold" fo:color="#000000" fo:font-size="20pt" style:font-size-asian="20pt" style:font-size-complex="20pt"/>
    </style:style>
    <style:style style:name="T126" style:parent-style-name="Fuentedepárrafopredeter." style:family="text">
      <style:text-properties fo:font-weight="bold" style:font-weight-asian="bold" style:font-weight-complex="bold" fo:font-size="14pt" style:font-size-asian="14pt" style:font-size-complex="14pt"/>
    </style:style>
    <style:style style:name="P127" style:parent-style-name="Normal" style:family="paragraph">
      <style:text-properties fo:font-weight="bold" style:font-weight-asian="bold" style:font-weight-complex="bold" fo:font-size="14pt" style:font-size-asian="14pt" style:font-size-complex="14pt"/>
    </style:style>
    <style:style style:name="P128" style:parent-style-name="Normal" style:family="paragraph">
      <style:text-properties fo:font-weight="bold" style:font-weight-asian="bold" style:font-weight-complex="bold" fo:font-size="14pt" style:font-size-asian="14pt" style:font-size-complex="14pt"/>
    </style:style>
    <style:style style:name="P129" style:parent-style-name="Normal" style:family="paragraph">
      <style:text-properties fo:font-weight="bold" style:font-weight-asian="bold" style:font-weight-complex="bold" fo:font-size="14pt" style:font-size-asian="14pt" style:font-size-complex="14pt"/>
    </style:style>
    <style:style style:name="P130" style:parent-style-name="Normal" style:family="paragraph">
      <style:text-properties fo:font-weight="bold" style:font-weight-asian="bold" style:font-weight-complex="bold" fo:font-size="14pt" style:font-size-asian="14pt" style:font-size-complex="14pt"/>
    </style:style>
    <style:style style:name="P131" style:parent-style-name="Normal" style:family="paragraph">
      <style:text-properties fo:font-weight="bold" style:font-weight-asian="bold" style:font-weight-complex="bold" fo:font-size="14pt" style:font-size-asian="14pt" style:font-size-complex="14pt"/>
    </style:style>
    <style:style style:name="P132" style:parent-style-name="Normal" style:family="paragraph">
      <style:text-properties fo:font-weight="bold" style:font-weight-asian="bold" style:font-weight-complex="bold" fo:font-size="14pt" style:font-size-asian="14pt" style:font-size-complex="14pt"/>
    </style:style>
    <style:style style:name="P133" style:parent-style-name="Normal" style:family="paragraph">
      <style:text-properties fo:font-weight="bold" style:font-weight-asian="bold" style:font-weight-complex="bold" fo:font-size="14pt" style:font-size-asian="14pt" style:font-size-complex="14pt"/>
    </style:style>
    <style:style style:name="P134" style:parent-style-name="Normal" style:family="paragraph">
      <style:text-properties fo:font-weight="bold" style:font-weight-asian="bold" style:font-weight-complex="bold" fo:font-size="14pt" style:font-size-asian="14pt" style:font-size-complex="14pt"/>
    </style:style>
    <style:style style:name="P135" style:parent-style-name="Normal" style:family="paragraph">
      <style:text-properties fo:font-weight="bold" style:font-weight-asian="bold" style:font-weight-complex="bold" fo:font-size="14pt" style:font-size-asian="14pt" style:font-size-complex="14pt"/>
    </style:style>
    <style:style style:name="P136" style:parent-style-name="Título2" style:list-style-name="LFO4" style:family="paragraph"/>
    <style:style style:name="P137" style:parent-style-name="Párrafodelista" style:list-style-name="LFO6" style:family="paragraph"/>
    <style:style style:name="P138" style:parent-style-name="Párrafodelista" style:list-style-name="LFO6" style:family="paragraph"/>
    <style:style style:name="T139" style:parent-style-name="Fuentedepárrafopredeter." style:family="text">
      <style:text-properties fo:font-weight="bold" style:font-weight-asian="bold" style:font-weight-complex="bold"/>
    </style:style>
    <style:style style:name="P140" style:parent-style-name="Párrafodelista" style:list-style-name="LFO6" style:family="paragraph"/>
    <style:style style:name="T141" style:parent-style-name="Fuentedepárrafopredeter." style:family="text">
      <style:text-properties fo:font-weight="bold" style:font-weight-asian="bold" style:font-weight-complex="bold"/>
    </style:style>
    <style:style style:name="P142" style:parent-style-name="Párrafodelista" style:list-style-name="LFO6" style:family="paragraph"/>
    <style:style style:name="T143" style:parent-style-name="Fuentedepárrafopredeter." style:family="text">
      <style:text-properties fo:font-weight="bold" style:font-weight-asian="bold" style:font-weight-complex="bold"/>
    </style:style>
    <style:style style:name="P144" style:parent-style-name="Párrafodelista" style:list-style-name="LFO6" style:family="paragraph"/>
    <style:style style:name="T145" style:parent-style-name="Fuentedepárrafopredeter." style:family="text">
      <style:text-properties fo:font-weight="bold" style:font-weight-asian="bold" style:font-weight-complex="bold"/>
    </style:style>
    <style:style style:name="T146" style:parent-style-name="Fuentedepárrafopredeter." style:family="text">
      <style:text-properties fo:font-weight="bold" style:font-weight-asian="bold" style:font-weight-complex="bold" fo:font-size="14pt" style:font-size-asian="14pt" style:font-size-complex="14pt"/>
    </style:style>
    <style:style style:name="T147" style:parent-style-name="Fuentedepárrafopredeter." style:family="text">
      <style:text-properties fo:font-weight="bold" style:font-weight-asian="bold" style:font-weight-complex="bold" fo:font-size="11pt" style:font-size-asian="11pt" style:font-size-complex="11pt"/>
    </style:style>
    <style:style style:name="T148" style:parent-style-name="Fuentedepárrafopredeter." style:family="text">
      <style:text-properties fo:font-size="11pt" style:font-size-asian="11pt" style:font-size-complex="11pt"/>
    </style:style>
    <style:style style:name="T149" style:parent-style-name="Fuentedepárrafopredeter." style:family="text">
      <style:text-properties fo:font-size="11pt" style:font-size-asian="11pt" style:font-size-complex="11pt"/>
    </style:style>
    <style:style style:name="T150" style:parent-style-name="Fuentedepárrafopredeter." style:family="text">
      <style:text-properties fo:font-weight="bold" style:font-weight-asian="bold" style:font-weight-complex="bold" fo:font-size="11pt" style:font-size-asian="11pt" style:font-size-complex="11pt"/>
    </style:style>
    <style:style style:name="T151" style:parent-style-name="Fuentedepárrafopredeter." style:family="text">
      <style:text-properties fo:font-weight="bold" style:font-weight-asian="bold" style:font-weight-complex="bold" fo:font-size="14pt" style:font-size-asian="14pt" style:font-size-complex="14pt"/>
    </style:style>
    <style:style style:name="T152" style:parent-style-name="Fuentedepárrafopredeter." style:family="text">
      <style:text-properties fo:font-size="11pt" style:font-size-asian="11pt" style:font-size-complex="11pt"/>
    </style:style>
    <style:style style:name="T153" style:parent-style-name="Fuentedepárrafopredeter." style:family="text">
      <style:text-properties fo:font-weight="bold" style:font-weight-asian="bold" style:font-weight-complex="bold" fo:font-size="11pt" style:font-size-asian="11pt" style:font-size-complex="11pt"/>
    </style:style>
    <style:style style:name="T154" style:parent-style-name="Fuentedepárrafopredeter." style:family="text">
      <style:text-properties fo:font-weight="bold" style:font-weight-asian="bold" style:font-weight-complex="bold" fo:font-size="14pt" style:font-size-asian="14pt" style:font-size-complex="14pt"/>
    </style:style>
    <style:style style:name="T155" style:parent-style-name="Fuentedepárrafopredeter." style:family="text">
      <style:text-properties fo:font-weight="bold" style:font-weight-asian="bold" style:font-weight-complex="bold" fo:font-size="14pt" style:font-size-asian="14pt" style:font-size-complex="14pt"/>
    </style:style>
    <style:style style:name="P156" style:parent-style-name="Párrafodelista" style:list-style-name="LFO6" style:family="paragraph"/>
    <style:style style:name="T157" style:parent-style-name="Fuentedepárrafopredeter." style:family="text">
      <style:text-properties fo:font-weight="bold" style:font-weight-asian="bold" style:font-weight-complex="bold"/>
    </style:style>
    <style:style style:name="P158" style:parent-style-name="Párrafodelista" style:list-style-name="LFO6" style:family="paragraph"/>
    <style:style style:name="T159" style:parent-style-name="Fuentedepárrafopredeter." style:family="text">
      <style:text-properties fo:font-weight="bold" style:font-weight-asian="bold" style:font-weight-complex="bold"/>
    </style:style>
    <style:style style:name="T160" style:parent-style-name="Fuentedepárrafopredeter." style:family="text">
      <style:text-properties fo:font-size="16pt" style:font-size-asian="16pt" style:font-size-complex="16pt"/>
    </style:style>
    <style:style style:name="P161" style:parent-style-name="Párrafodelista" style:list-style-name="LFO6" style:family="paragraph"/>
    <style:style style:name="T162" style:parent-style-name="Fuentedepárrafopredeter." style:family="text">
      <style:text-properties fo:font-weight="bold" style:font-weight-asian="bold" style:font-weight-complex="bold"/>
    </style:style>
    <style:style style:name="T163" style:parent-style-name="Fuentedepárrafopredeter." style:family="text">
      <style:text-properties fo:font-weight="bold" style:font-weight-asian="bold" style:font-weight-complex="bold" fo:font-size="16pt" style:font-size-asian="16pt" style:font-size-complex="16pt"/>
    </style:style>
    <style:style style:name="T164" style:parent-style-name="Fuentedepárrafopredeter." style:family="text">
      <style:text-properties fo:font-weight="bold" style:font-weight-asian="bold" style:font-weight-complex="bold" fo:color="#000000" fo:font-size="16pt" style:font-size-asian="16pt" style:font-size-complex="16pt"/>
    </style:style>
    <style:style style:name="T165" style:parent-style-name="Fuentedepárrafopredeter." style:family="text">
      <style:text-properties fo:color="#000000" fo:font-size="16pt" style:font-size-asian="16pt" style:font-size-complex="16pt"/>
    </style:style>
    <style:style style:name="T166" style:parent-style-name="Fuentedepárrafopredeter." style:family="text">
      <style:text-properties fo:color="#000000"/>
    </style:style>
    <style:style style:name="T167" style:parent-style-name="Fuentedepárrafopredeter." style:family="text">
      <style:text-properties fo:color="#000000"/>
    </style:style>
    <style:style style:name="T168" style:parent-style-name="Fuentedepárrafopredeter." style:family="text">
      <style:text-properties fo:font-weight="bold" style:font-weight-asian="bold" style:font-weight-complex="bold" fo:color="#000000" fo:font-size="16pt" style:font-size-asian="16pt" style:font-size-complex="16pt"/>
    </style:style>
    <style:style style:name="T169" style:parent-style-name="Fuentedepárrafopredeter." style:family="text">
      <style:text-properties fo:color="#000000"/>
    </style:style>
    <style:style style:name="T170" style:parent-style-name="Fuentedepárrafopredeter." style:family="text">
      <style:text-properties fo:color="#000000"/>
    </style:style>
    <style:style style:name="T171" style:parent-style-name="Fuentedepárrafopredeter." style:family="text">
      <style:text-properties fo:color="#000000"/>
    </style:style>
    <style:style style:name="T172" style:parent-style-name="Fuentedepárrafopredeter." style:family="text">
      <style:text-properties fo:font-weight="bold" style:font-weight-asian="bold" style:font-weight-complex="bold" fo:color="#000000" fo:font-size="16pt" style:font-size-asian="16pt" style:font-size-complex="16pt"/>
    </style:style>
    <style:style style:name="T173" style:parent-style-name="Fuentedepárrafopredeter." style:family="text">
      <style:text-properties fo:color="#000000"/>
    </style:style>
    <style:style style:name="P174" style:parent-style-name="Párrafodelista" style:list-style-name="LFO6" style:family="paragraph"/>
    <style:style style:name="T175" style:parent-style-name="Fuentedepárrafopredeter." style:family="text">
      <style:text-properties fo:font-weight="bold" style:font-weight-asian="bold" style:font-weight-complex="bold"/>
    </style:style>
    <style:style style:name="P176" style:parent-style-name="Párrafodelista" style:family="paragraph">
      <style:paragraph-properties fo:margin-left="2in">
        <style:tab-stops/>
      </style:paragraph-properties>
    </style:style>
    <style:style style:family="graphic" style:name="a38">
      <style:graphic-properties style:wrap="run-through" style:run-through="foreground" draw:fill="none" draw:stroke="solid" svg:stroke-width="0.02083in" svg:stroke-color="#156082" draw:marker-end="a37"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2083in" svg:stroke-color="#156082" draw:marker-end="a74" svg:stroke-opacity="100%" draw:stroke-linejoin="miter" svg:stroke-linecap="butt" style:horizontal-rel="paragraph" style:vertical-rel="paragraph" style:horizontal-pos="from-left" style:vertical-pos="from-top"/>
    </style:style>
    <style:style style:family="graphic" style:name="a20">
      <style:graphic-properties style:wrap="run-through" style:run-through="foreground" draw:fill="none" draw:stroke="solid" svg:stroke-width="0.02083in" svg:stroke-color="#156082" draw:marker-end="a19"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2083in" svg:stroke-color="#156082" draw:marker-end="a21"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2083in" svg:stroke-color="#156082" draw:marker-end="a23"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none" draw:stroke="solid" svg:stroke-width="0.02083in" svg:stroke-color="#156082" draw:marker-end="a60"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65">
      <style:graphic-properties style:wrap="run-through" style:run-through="foreground" draw:fill="none" draw:stroke="solid" svg:stroke-width="0.02083in" svg:stroke-color="#156082" draw:marker-end="a64"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2083in" svg:stroke-color="#156082" draw:marker-end="a28"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2083in" svg:stroke-color="#156082" draw:marker-end="a9" svg:stroke-opacity="100%" draw:stroke-linejoin="miter" svg:stroke-linecap="butt" style:horizontal-rel="paragraph" style:vertical-rel="paragraph" style:horizontal-pos="from-left" style:vertical-pos="from-top"/>
    </style:style>
    <style:style style:family="graphic" style:name="a67">
      <style:graphic-properties style:wrap="run-through" style:run-through="foreground" draw:fill="none" draw:stroke="solid" svg:stroke-width="0.02083in" svg:stroke-color="#156082" draw:marker-end="a66" svg:stroke-opacity="100%" draw:stroke-linejoin="miter" svg:stroke-linecap="butt" style:horizontal-rel="paragraph" style:vertical-rel="paragraph" style:horizontal-pos="from-left" style:vertical-pos="from-top"/>
    </style:style>
    <style:style style:family="graphic" style:name="a68">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2083in" svg:stroke-color="#156082" draw:marker-end="a11" svg:stroke-opacity="100%" draw:stroke-linejoin="miter" svg:stroke-linecap="butt" style:horizontal-rel="paragraph" style:vertical-rel="paragraph" style:horizontal-pos="from-left" style:vertical-pos="from-top"/>
    </style:style>
    <style:style style:family="graphic" style:name="a69">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50">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2083in" svg:stroke-color="#156082" draw:marker-end="a13"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2083in" svg:stroke-color="#156082" draw:marker-end="a15"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2083in" svg:stroke-color="#156082" draw:marker-end="a17"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2083in" svg:stroke-color="#156082" draw:marker-end="a54"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style:wrap="run-through" style:run-through="foreground" draw:fill="none" draw:stroke="solid" svg:stroke-width="0.02083in" svg:stroke-color="#156082" draw:marker-end="a57" svg:stroke-opacity="100%" draw:stroke-linejoin="miter" svg:stroke-linecap="butt" style:horizontal-rel="paragraph" style:vertical-rel="paragraph" style:horizontal-pos="from-left" style:vertical-pos="from-top"/>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none" draw:stroke="solid" svg:stroke-width="0.02083in" svg:stroke-color="#156082" draw:marker-end="a1"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none" draw:stroke="solid" svg:stroke-width="0.02083in" svg:stroke-color="#156082" draw:marker-end="a39" svg:stroke-opacity="100%" draw:stroke-linejoin="miter" svg:stroke-linecap="butt"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2083in" svg:stroke-color="#156082" draw:marker-end="a4"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2083in" svg:stroke-color="#156082" draw:marker-end="a43"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2083in" svg:stroke-color="#156082" draw:marker-end="a6" svg:stroke-opacity="100%" draw:stroke-linejoin="miter" svg:stroke-linecap="butt"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style:wrap="run-through" style:run-through="foreground" draw:fill="none" draw:stroke="solid" svg:stroke-width="0.02083in" svg:stroke-color="#156082" draw:marker-end="a45"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style:wrap="run-through" style:run-through="foreground" draw:fill="none" draw:stroke="solid" svg:stroke-width="0.02083in" svg:stroke-color="#156082" draw:marker-end="a48"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2083in" svg:stroke-color="#156082"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2083in" svg:stroke-color="#156082" draw:marker-end="a31"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2083in" svg:stroke-color="#156082" draw:marker-end="a33" svg:stroke-opacity="100%" draw:stroke-linejoin="miter" svg:stroke-linecap="butt" style:horizontal-rel="paragraph" style:vertical-rel="paragraph" style:horizontal-pos="from-left" style:vertical-pos="from-top"/>
    </style:style>
    <style:style style:family="graphic" style:name="a71">
      <style:graphic-properties style:wrap="run-through" style:run-through="foreground" draw:fill="none" draw:stroke="solid" svg:stroke-width="0.02083in" svg:stroke-color="#156082" draw:marker-end="a70" svg:stroke-opacity="100%" draw:stroke-linejoin="miter" svg:stroke-linecap="butt" style:horizontal-rel="paragraph" style:vertical-rel="paragraph" style:horizontal-pos="from-left" style:vertical-pos="from-top"/>
    </style:style>
    <style:style style:family="graphic" style:name="a72">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graphic-properties style:wrap="run-through" style:run-through="foreground" draw:fill="none" draw:stroke="solid" svg:stroke-width="0.02083in" svg:stroke-color="#156082" draw:marker-end="a35" svg:stroke-opacity="100%" draw:stroke-linejoin="miter" svg:stroke-linecap="butt" style:horizontal-rel="paragraph" style:vertical-rel="paragraph" style:horizontal-pos="from-left" style:vertical-pos="from-top"/>
    </style:style>
    <style:style style:family="graphic" style:name="a73">
      <style:graphic-properties fo:wrap-option="wrap" fo:padding-top="0.05in" fo:padding-bottom="0.05in" fo:padding-left="0.1in" fo:padding-right="0.1in" draw:textarea-vertical-align="middle" draw:textarea-horizontal-align="left" style:wrap="run-through" style:run-through="foreground" draw:fill="solid" draw:fill-color="#156082" draw:opacity="100%" draw:stroke="solid" svg:stroke-width="0.02083in" svg:stroke-color="#042433"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4">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5"><text:a xlink:href="#_Toc212213235" office:target-frame-name="_top" xlink:show="replace"><text:span text:style-name="Hipervínculo">PART1. RECERCA (CRITERI A)</text:span><text:tab/>2</text:a></text:p>
          <text:p text:style-name="P6"><text:a xlink:href="#_Toc212213236" office:target-frame-name="_top" xlink:show="replace"><text:span text:style-name="Hipervínculo">1.</text:span><text:span text:style-name="T7"><text:tab/></text:span><text:span text:style-name="Hipervínculo">Perquè es important tenir contrasenyes segures?</text:span><text:tab/>2</text:a></text:p>
          <text:p text:style-name="P8"><text:a xlink:href="#_Toc212213237" office:target-frame-name="_top" xlink:show="replace"><text:span text:style-name="Hipervínculo">2.</text:span><text:span text:style-name="T9"><text:tab/></text:span><text:span text:style-name="Hipervínculo">Exemples de contrasenyes poc segures</text:span><text:tab/>2</text:a></text:p>
          <text:p text:style-name="P10"><text:a xlink:href="#_Toc212213238" office:target-frame-name="_top" xlink:show="replace"><text:span text:style-name="Hipervínculo">2.1</text:span><text:span text:style-name="T11"><text:tab/></text:span><text:span text:style-name="Hipervínculo">Perquè aquestes contrasenyes son tan poc segures</text:span><text:tab/>2</text:a></text:p>
          <text:p text:style-name="P12"><text:a xlink:href="#_Toc212213239" office:target-frame-name="_top" xlink:show="replace"><text:span text:style-name="Hipervínculo">3.</text:span><text:span text:style-name="T13"><text:tab/></text:span><text:span text:style-name="Hipervínculo">Referencies</text:span><text:tab/>3</text:a></text:p>
          <text:p text:style-name="P14"><text:a xlink:href="#_Toc212213240" office:target-frame-name="_top" xlink:show="replace"><text:span text:style-name="Hipervínculo">PART2. PLANIFICACIÓ (CRITERI B)</text:span><text:tab/>3</text:a></text:p>
          <text:p text:style-name="P15"><text:a xlink:href="#_Toc212213241" office:target-frame-name="_top" xlink:show="replace"><text:span text:style-name="Hipervínculo">1.</text:span><text:span text:style-name="T16"><text:tab/></text:span><text:span text:style-name="Hipervínculo">Diagrama de flux</text:span><text:tab/>3</text:a></text:p>
          <text:p text:style-name="P17"><text:a xlink:href="#_Toc212213242" office:target-frame-name="_top" xlink:show="replace"><text:span text:style-name="Hipervínculo">2.</text:span><text:span text:style-name="T18"><text:tab/></text:span><text:span text:style-name="Hipervínculo">Condicions</text:span><text:tab/>6</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212213235"/>PART1. RECERCA (CRITERI A)<text:bookmark-end text:name="_Toc212213235"/><text:s text:c="15"/></text:h>
      <text:list text:style-name="LFO1" text:continue-numbering="true">
        <text:list-item>
          <text:p text:style-name="P19"><text:bookmark-start text:name="_Toc211935627"/><text:bookmark-start text:name="_Toc212017459"/><text:bookmark-start text:name="_Toc212213236"/>Perquè es important tenir contrasenyes segures?<text:bookmark-end text:name="_Toc211935627"/><text:bookmark-end text:name="_Toc212017459"/><text:bookmark-end text:name="_Toc212213236"/></text:p>
        </text:list-item>
      </text:list>
      <text:p text:style-name="Normal">Les contrasenyes es la eina que tenim per protegir els bens o les coses que necessitem, si tenim contrasenyes que no son segures es molt més probable que succeeixin desgracies degut a que si endevinen la teva contrasenya podran entrar a top tipus de llocs com pot ser la teva compte del banc i el teu correu entre moltes coses. Molta gent es toma aquesta qüestió sense importància degut a que pensen que entre totes les persones que hi ha no lis passarà però hi ha molts casos d’ afectats així que es molt probable que si no tens cura, acabis mal parat.</text:p>
      <text:p text:style-name="Normal"/>
      <text:list text:style-name="LFO1" text:continue-numbering="true">
        <text:list-item>
          <text:p text:style-name="P20"><text:bookmark-start text:name="_Toc211935628"/><text:bookmark-start text:name="_Toc212017460"/><text:bookmark-start text:name="_Toc212213237"/>Exemples de contrasenyes poc segures<text:bookmark-end text:name="_Toc211935628"/><text:bookmark-end text:name="_Toc212017460"/><text:bookmark-end text:name="_Toc212213237"/></text:p>
        </text:list-item>
      </text:list>
      <text:p text:style-name="Normal">Quan parles de contrasenyes poc segures, sempre ens referim a contrasenyes que son molt fàcil de endevinar, alguns exemples de les mes comuns i les menys segures son:</text:p>
      <text:list text:style-name="LFO2" text:continue-numbering="true">
        <text:list-item>
          <text:p text:style-name="P21">Data del teu aniversari a d’ una persona molt propera</text:p>
        </text:list-item>
        <text:list-item>
          <text:p text:style-name="P22">“contrasenya”</text:p>
        </text:list-item>
        <text:list-item>
          <text:p text:style-name="P23">Repeticions alfanumèriques com “1111” o “3333”</text:p>
        </text:list-item>
        <text:list-item>
          <text:p text:style-name="P24">Números seguits “1234”</text:p>
        </text:list-item>
      </text:list>
      <text:p text:style-name="Normal">Aquestes contrasenyes son tan utilitzades degut a que son molt fàcils d’ en recordar-se.</text:p>
      <text:p text:style-name="Normal"/>
      <text:list text:style-name="LFO1" text:continue-numbering="true">
        <text:list-item>
          <text:list>
            <text:list-item>
              <text:p text:style-name="P25"><text:bookmark-start text:name="_Toc211935629"/><text:bookmark-start text:name="_Toc212017461"/><text:bookmark-start text:name="_Toc212213238"/>Perquè aquestes contrasenyes son tan poc segures<text:bookmark-end text:name="_Toc211935629"/><text:bookmark-end text:name="_Toc212017461"/><text:bookmark-end text:name="_Toc212213238"/></text:p>
            </text:list-item>
          </text:list>
        </text:list-item>
      </text:list>
      <text:p text:style-name="Normal">El error que cometen les persones es utilitzar contrasenyes molt senzilles per que sigui fàcil recordar-se però això suposa que els hackers o lladres podran accedir a totes les teves comptes degut a que la seguretat d’ aquelles contrasenyes es nul·la. No seria cap novetat que amb aquesta seguretat hi hagin persones que poden accedir al teu banc i robar-te tot el diner que hi ha el teu compte. S’ han registrat nombrosos casos com aquest.</text:p>
      <text:p text:style-name="Normal"/>
      <text:p text:style-name="Normal"/>
      <text:p text:style-name="Normal"/>
      <text:p text:style-name="Normal"/>
      <text:p text:style-name="Normal"/>
      <text:list text:style-name="LFO1" text:continue-numbering="true">
        <text:list-item>
          <text:p text:style-name="P26"><text:bookmark-start text:name="_Toc211935630"/><text:bookmark-start text:name="_Toc212017462"/><text:bookmark-start text:name="_Toc212213239"/>Referencies<text:bookmark-end text:name="_Toc211935630"/><text:bookmark-end text:name="_Toc212017462"/><text:bookmark-end text:name="_Toc212213239"/></text:p>
        </text:list-item>
      </text:list>
      <text:list text:style-name="LFO3" text:continue-numbering="true">
        <text:list-item>
          <text:p text:style-name="P27">Ciberpyme. (2024, septiembre 8). <text:span text:style-name="T28">Por qué son importantes las contraseñas seguras y cómo crearlas</text:span>. Revista de Ciberseguridad y Seguridad de la Información para Empresas y Organismos Públicos; Revista Ciberseguridad PYME.<text:s/><text:a xlink:href="https://www.ciberseguridadpyme.es/actualidad/por-que-son-importantes-las-contrasenas-seguras-y-como-crearlas/" office:target-frame-name="_top" xlink:show="replace"><text:span text:style-name="Hipervínculo">https://www.ciberseguridadpyme.es/actualidad/por-que-son-importantes-las-contrasenas-seguras-y-como-crearlas/</text:span></text:a></text:p>
        </text:list-item>
        <text:list-item>
          <text:p text:style-name="P29"><text:span text:style-name="T30">Holgado, R. (2022, septiembre 4). </text:span><text:span text:style-name="T31">Las 20 contraseñas más fáciles de descubrir por los ciberdelincuentes: si las usas, cámbialas</text:span><text:span text:style-name="T32">. 20minutos.<text:s/></text:span><text:a xlink:href="https://www.20minutos.es/tecnologia/ciberseguridad/las-20-contrasenas-mas-faciles-de-descubrir-por-los-ciberdelincuentes-si-las-usas-cambialas-5047724/" office:target-frame-name="_top" xlink:show="replace"><text:span text:style-name="T33">https://www.20minutos.es/tecnologia/ciberseguridad/las-20-contrasenas-mas-faciles-de-descubrir-por-los-ciberdelincuentes-si-las-usas-cambialas-5047724/</text:span></text:a></text:p>
        </text:list-item>
      </text:list>
      <text:p text:style-name="P34"/>
      <text:p text:style-name="P35"/>
      <text:list text:style-name="LFO3" text:continue-numbering="true">
        <text:list-item>
          <text:p text:style-name="P36">Orero, I. L. (2024). Riesgos y vulnerabilidades en el uso de contraseñas. <text:span text:style-name="T37">Blogthinkbig.com</text:span>.<text:s/><text:a xlink:href="https://blogthinkbig.com/riesgos-y-vulnerabilidades-uso-contrasenas" office:target-frame-name="_top" xlink:show="replace"><text:span text:style-name="Hipervínculo">https://blogthinkbig.com/riesgos-y-vulnerabilidades-uso-contrasenas</text:span></text:a></text:p>
        </text:list-item>
      </text:list>
      <text:p text:style-name="Párrafodelista"/>
      <text:h text:style-name="Título1" text:outline-level="1"><text:bookmark-start text:name="_Toc212017463"/><text:bookmark-start text:name="_Toc212213240"/>PART2. PLANIFICACIÓ (CRITERI B)<text:bookmark-end text:name="_Toc212017463"/><text:bookmark-end text:name="_Toc212213240"/></text:h>
      <text:list text:style-name="LFO4" text:continue-numbering="true">
        <text:list-item>
          <text:p text:style-name="P38"><text:bookmark-start text:name="_Toc212017464"/><text:bookmark-start text:name="_Toc212213241"/>Diagrama de flux<text:bookmark-end text:name="_Toc212017464"/><text:bookmark-end text:name="_Toc212213241"/></text:p>
        </text:list-item>
      </text:list>
      <text:p text:style-name="Normal"/>
      <text:p text:style-name="Normal"><draw:custom-shape svg:x="1.69375in" svg:y="0.11458in" svg:width="2.02014in" svg:height="0.72917in" draw:z-index="251659264" draw:id="id0" draw:style-name="a0" draw:name="Diagrama de flujo: terminador 1" text:anchor-type="paragraph"><svg:title/><svg:desc/><text:p text:style-name="P39">Inicio</text:p><draw:enhanced-geometry draw:type="non-primitive" svg:viewBox="0 0 21600 21600" draw:enhanced-path="M ?f6 ?f4 L ?f7 ?f4 A ?f62 ?f63 ?f64 ?f65 ?f7 ?f4 ?f59 ?f61  W ?f66 ?f67 ?f68 ?f69 ?f7 ?f4 ?f59 ?f61 L ?f6 ?f5 A ?f105 ?f106 ?f107 ?f108 ?f6 ?f5 ?f102 ?f104  W ?f109 ?f110 ?f111 ?f112 ?f6 ?f5 ?f102 ?f104 Z N" draw:text-areas="?f19 ?f21 ?f20 ?f22"><draw:equation draw:name="f0" draw:formula="16200000"/><draw:equation draw:name="f1" draw:formula="10800000"/><draw:equation draw:name="f2" draw:formula="5400000"/><draw:equation draw:name="f3" draw:formula="5419351 / 1725033"/><draw:equation draw:name="f4" draw:formula="0"/><draw:equation draw:name="f5" draw:formula="21600"/><draw:equation draw:name="f6" draw:formula="3475"/><draw:equation draw:name="f7" draw:formula="18125"/><draw:equation draw:name="f8" draw:formula="10800"/><draw:equation draw:name="f9" draw:formula="?f5 - ?f4"/><draw:equation draw:name="f10" draw:formula="?f9 / 21600"/><draw:equation draw:name="f11" draw:formula="?f9 * 1018"/><draw:equation draw:name="f12" draw:formula="?f9 * 20582"/><draw:equation draw:name="f13" draw:formula="?f9 * 3163"/><draw:equation draw:name="f14" draw:formula="?f9 * 18437"/><draw:equation draw:name="f15" draw:formula="?f11 / 21600"/><draw:equation draw:name="f16" draw:formula="?f12 / 21600"/><draw:equation draw:name="f17" draw:formula="?f13 / 21600"/><draw:equation draw:name="f18" draw:formula="?f14 / 21600"/><draw:equation draw:name="f19" draw:formula="?f15 / ?f10"/><draw:equation draw:name="f20" draw:formula="?f16 / ?f10"/><draw:equation draw:name="f21" draw:formula="?f17 / ?f10"/><draw:equation draw:name="f22" draw:formula="?f18 / ?f10"/><draw:equation draw:name="f23" draw:formula="21550000 - ?f1"/><draw:equation draw:name="f24" draw:formula="if(?f23, ?f1, 21550000)"/><draw:equation draw:name="f25" draw:formula="-21550000 - ?f24"/><draw:equation draw:name="f26" draw:formula="if(?f25, -21550000, ?f24)"/><draw:equation draw:name="f27" draw:formula="?f0 + ?f26"/><draw:equation draw:name="f28" draw:formula="?f0 + ?f2"/><draw:equation draw:name="f29" draw:formula="?f28 * ?f3 / ?f1"/><draw:equation draw:name="f30" draw:formula="0 - ?f29"/><draw:equation draw:name="f31" draw:formula="cos(?f30)"/><draw:equation draw:name="f32" draw:formula="0 - ?f31"/><draw:equation draw:name="f33" draw:formula="?f32 * ?f6"/><draw:equation draw:name="f34" draw:formula="sin(?f30)"/><draw:equation draw:name="f35" draw:formula="0 - ?f34"/><draw:equation draw:name="f36" draw:formula="?f35 * ?f8"/><draw:equation draw:name="f37" draw:formula="sqrt(?f33 * ?f33 + ?f36 * ?f36 + 0 * 0)"/><draw:equation draw:name="f38" draw:formula="?f6 * ?f8 / ?f37"/><draw:equation draw:name="f39" draw:formula="?f35 * ?f38"/><draw:equation draw:name="f40" draw:formula="?f7 - ?f39"/><draw:equation draw:name="f41" draw:formula="?f32 * ?f38"/><draw:equation draw:name="f42" draw:formula="?f4 - ?f41"/><draw:equation draw:name="f43" draw:formula="?f40 - ?f6"/><draw:equation draw:name="f44" draw:formula="?f42 - ?f8"/><draw:equation draw:name="f45" draw:formula="?f40 + ?f6"/><draw:equation draw:name="f46" draw:formula="?f42 + ?f8"/><draw:equation draw:name="f47" draw:formula="?f27 + ?f2"/><draw:equation draw:name="f48" draw:formula="?f47 * ?f3 / ?f1"/><draw:equation draw:name="f49" draw:formula="0 - ?f48"/><draw:equation draw:name="f50" draw:formula="cos(?f49)"/><draw:equation draw:name="f51" draw:formula="0 - ?f50"/><draw:equation draw:name="f52" draw:formula="?f51 * ?f6"/><draw:equation draw:name="f53" draw:formula="sin(?f49)"/><draw:equation draw:name="f54" draw:formula="0 - ?f53"/><draw:equation draw:name="f55" draw:formula="?f54 * ?f8"/><draw:equation draw:name="f56" draw:formula="sqrt(?f52 * ?f52 + ?f55 * ?f55 + 0 * 0)"/><draw:equation draw:name="f57" draw:formula="?f6 * ?f8 / ?f56"/><draw:equation draw:name="f58" draw:formula="?f54 * ?f57"/><draw:equation draw:name="f59" draw:formula="?f40 + ?f58"/><draw:equation draw:name="f60" draw:formula="?f51 * ?f57"/><draw:equation draw:name="f61" draw:formula="?f42 + ?f60"/><draw:equation draw:name="f62" draw:formula="if(?f26, ?f7, ?f43)"/><draw:equation draw:name="f63" draw:formula="if(?f26, ?f4, ?f44)"/><draw:equation draw:name="f64" draw:formula="if(?f26, ?f7, ?f45)"/><draw:equation draw:name="f65" draw:formula="if(?f26, ?f4, ?f46)"/><draw:equation draw:name="f66" draw:formula="if(?f26, ?f43, ?f59)"/><draw:equation draw:name="f67" draw:formula="if(?f26, ?f44, ?f61)"/><draw:equation draw:name="f68" draw:formula="if(?f26, ?f45, ?f59)"/><draw:equation draw:name="f69" draw:formula="if(?f26, ?f46, ?f61)"/><draw:equation draw:name="f70" draw:formula="?f2 + ?f26"/><draw:equation draw:name="f71" draw:formula="?f2 + ?f2"/><draw:equation draw:name="f72" draw:formula="?f71 * ?f3 / ?f1"/><draw:equation draw:name="f73" draw:formula="0 - ?f72"/><draw:equation draw:name="f74" draw:formula="cos(?f73)"/><draw:equation draw:name="f75" draw:formula="0 - ?f74"/><draw:equation draw:name="f76" draw:formula="?f75 * ?f6"/><draw:equation draw:name="f77" draw:formula="sin(?f73)"/><draw:equation draw:name="f78" draw:formula="0 - ?f77"/><draw:equation draw:name="f79" draw:formula="?f78 * ?f8"/><draw:equation draw:name="f80" draw:formula="sqrt(?f76 * ?f76 + ?f79 * ?f79 + 0 * 0)"/><draw:equation draw:name="f81" draw:formula="?f6 * ?f8 / ?f80"/><draw:equation draw:name="f82" draw:formula="?f78 * ?f81"/><draw:equation draw:name="f83" draw:formula="?f6 - ?f82"/><draw:equation draw:name="f84" draw:formula="?f75 * ?f81"/><draw:equation draw:name="f85" draw:formula="?f5 - ?f84"/><draw:equation draw:name="f86" draw:formula="?f83 - ?f6"/><draw:equation draw:name="f87" draw:formula="?f85 - ?f8"/><draw:equation draw:name="f88" draw:formula="?f83 + ?f6"/><draw:equation draw:name="f89" draw:formula="?f85 + ?f8"/><draw:equation draw:name="f90" draw:formula="?f70 + ?f2"/><draw:equation draw:name="f91" draw:formula="?f90 * ?f3 / ?f1"/><draw:equation draw:name="f92" draw:formula="0 - ?f91"/><draw:equation draw:name="f93" draw:formula="cos(?f92)"/><draw:equation draw:name="f94" draw:formula="0 - ?f93"/><draw:equation draw:name="f95" draw:formula="?f94 * ?f6"/><draw:equation draw:name="f96" draw:formula="sin(?f92)"/><draw:equation draw:name="f97" draw:formula="0 - ?f96"/><draw:equation draw:name="f98" draw:formula="?f97 * ?f8"/><draw:equation draw:name="f99" draw:formula="sqrt(?f95 * ?f95 + ?f98 * ?f98 + 0 * 0)"/><draw:equation draw:name="f100" draw:formula="?f6 * ?f8 / ?f99"/><draw:equation draw:name="f101" draw:formula="?f97 * ?f100"/><draw:equation draw:name="f102" draw:formula="?f83 + ?f101"/><draw:equation draw:name="f103" draw:formula="?f94 * ?f100"/><draw:equation draw:name="f104" draw:formula="?f85 + ?f103"/><draw:equation draw:name="f105" draw:formula="if(?f26, ?f6, ?f86)"/><draw:equation draw:name="f106" draw:formula="if(?f26, ?f5, ?f87)"/><draw:equation draw:name="f107" draw:formula="if(?f26, ?f6, ?f88)"/><draw:equation draw:name="f108" draw:formula="if(?f26, ?f5, ?f89)"/><draw:equation draw:name="f109" draw:formula="if(?f26, ?f86, ?f102)"/><draw:equation draw:name="f110" draw:formula="if(?f26, ?f87, ?f104)"/><draw:equation draw:name="f111" draw:formula="if(?f26, ?f88, ?f102)"/><draw:equation draw:name="f112" draw:formula="if(?f26, ?f89, ?f104)"/></draw:enhanced-geometry></draw:custom-shape></text:p>
      <text:p text:style-name="Normal"/>
      <text:p text:style-name="P40"><draw:connector draw:type="line" svg:x1="2.75625in" svg:y1="0.05903in" svg:x2="2.75625in" svg:y2="0.51667in" draw:z-index="251663360" draw:id="id1" draw:style-name="a2" draw:name="Conector recto de flecha 5" text:anchor-type="paragraph"><svg:title/><svg:desc/></draw:connector></text:p>
      <text:p text:style-name="Normal"><draw:custom-shape svg:x="1.98542in" svg:y="0.18264in" svg:width="1.5in" svg:height="0.69792in" draw:z-index="251662336" draw:id="id2" draw:style-name="a3" draw:name="Diagrama de flujo: proceso 4" text:anchor-type="paragraph"><svg:title/><svg:desc/><text:p text:style-name="P41">Demanar password</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p>
      <text:p text:style-name="Normal"/>
      <text:p text:style-name="Párrafodelista"><draw:connector draw:type="line" svg:x1="2.76667in" svg:y1="0.06597in" svg:x2="2.76667in" svg:y2="0.54514in" draw:z-index="251664384" draw:id="id3" draw:style-name="a5" draw:name="Conector recto de flecha 6" text:anchor-type="paragraph"><svg:title/><svg:desc/></draw:connector></text:p>
      <text:p text:style-name="Párrafodelista"/>
      <text:p text:style-name="Párrafodelista"><draw:connector draw:type="standard" svg:x1="5.55497in" svg:y1="1.38966in" svg:x2="4.52928in" svg:y2="0.23063in" draw:z-index="251700224" draw:id="id4" draw:style-name="a7" draw:name="Conector: angular 13" text:anchor-type="paragraph"><svg:title/><svg:desc/></draw:connector><draw:custom-shape svg:x="1.74583in" svg:y="0.13194in" svg:width="2in" svg:height="0.98889in" draw:z-index="251661312" draw:id="id5" draw:style-name="a8" draw:name="Diagrama de flujo: datos 3" text:anchor-type="paragraph"><svg:title/><svg:desc/><text:p text:style-name="P42">Inserir password</text:p><draw:enhanced-geometry draw:type="non-primitive" svg:viewBox="0 0 5 5" draw:enhanced-path="M ?f0 ?f1 L ?f2 ?f0 ?f1 ?f0 ?f3 ?f1 Z N" draw:text-areas="?f20 ?f17 ?f25 ?f19" draw:glue-points="?f21 ?f17 ?f18 ?f22 ?f23 ?f19 ?f24 ?f22" draw:glue-point-leaving-directions="-360, -270, -180, -90"><draw:equation draw:name="f0" draw:formula="0"/><draw:equation draw:name="f1" draw:formula="5"/><draw:equation draw:name="f2" draw:formula="1"/><draw:equation draw:name="f3" draw:formula="4"/><draw:equation draw:name="f4" draw:formula="?f1 - ?f0"/><draw:equation draw:name="f5" draw:formula="?f4 / 2"/><draw:equation draw:name="f6" draw:formula="?f4 / 5"/><draw:equation draw:name="f7" draw:formula="?f4 / 10"/><draw:equation draw:name="f8" draw:formula="?f4 * 2"/><draw:equation draw:name="f9" draw:formula="?f4 * 3"/><draw:equation draw:name="f10" draw:formula="?f4 * 4"/><draw:equation draw:name="f11" draw:formula="?f4 * 9"/><draw:equation draw:name="f12" draw:formula="?f0 + ?f5"/><draw:equation draw:name="f13" draw:formula="?f8 / 5"/><draw:equation draw:name="f14" draw:formula="?f9 / 5"/><draw:equation draw:name="f15" draw:formula="?f10 / 5"/><draw:equation draw:name="f16" draw:formula="?f11 / 10"/><draw:equation draw:name="f17" draw:formula="?f0 / ?f6"/><draw:equation draw:name="f18" draw:formula="?f7 / ?f6"/><draw:equation draw:name="f19" draw:formula="?f1 / ?f6"/><draw:equation draw:name="f20" draw:formula="?f6 / ?f6"/><draw:equation draw:name="f21" draw:formula="?f14 / ?f6"/><draw:equation draw:name="f22" draw:formula="?f12 / ?f6"/><draw:equation draw:name="f23" draw:formula="?f13 / ?f6"/><draw:equation draw:name="f24" draw:formula="?f16 / ?f6"/><draw:equation draw:name="f25" draw:formula="?f15 / ?f6"/></draw:enhanced-geometry></draw:custom-shape></text:p>
      <text:p text:style-name="Párrafodelista"><draw:connector draw:type="standard" svg:x1="6.1976in" svg:y1="1.13846in" svg:x2="5.16358in" svg:y2="0.46832in" draw:z-index="251711488" draw:id="id6" draw:style-name="a10" draw:name="Conector: angular 25" text:anchor-type="paragraph"><svg:title/><svg:desc/></draw:connector><draw:connector draw:type="standard" svg:x1="-0.49159in" svg:y1="1.14452in" svg:x2="0.9216in" svg:y2="0.29591in" draw:z-index="251707392" draw:id="id7" draw:style-name="a12" draw:name="Conector: angular 21" text:anchor-type="paragraph"><svg:title/><svg:desc/></draw:connector><draw:connector draw:type="standard" svg:x1="5.30373in" svg:y1="1.1776in" svg:x2="3.61414in" svg:y2="0.15051in" draw:z-index="251692032" draw:id="id8" draw:style-name="a14" draw:name="Conector: angular 5" text:anchor-type="paragraph"><svg:title/><svg:desc/></draw:connector><draw:connector draw:type="standard" svg:x1="0.18717in" svg:y1="1.15186in" svg:x2="1.84481in" svg:y2="0.10186in" draw:z-index="251697152" draw:id="id9" draw:style-name="a16" draw:name="Conector: angular 10" text:anchor-type="paragraph"><svg:title/><svg:desc/></draw:connector><draw:connector draw:type="standard" svg:x1="0.77708in" svg:y1="1.17917in" svg:x2="1.81875in" svg:y2="0.46042in" draw:z-index="251684864" draw:id="id10" draw:style-name="a18" draw:name="Conector: angular 29" text:anchor-type="paragraph"><svg:title/><svg:desc/></draw:connector><draw:connector draw:type="standard" svg:x1="1.35in" svg:y1="1.14792in" svg:x2="1.75625in" svg:y2="0.7in" draw:z-index="251674624" draw:id="id11" draw:style-name="a20" draw:name="Conector: angular 18" text:anchor-type="paragraph"><svg:title/><svg:desc/></draw:connector><draw:connector draw:type="standard" svg:x1="4.63056in" svg:y1="1.16875in" svg:x2="3.61042in" svg:y2="0.29375in" draw:z-index="251680768" draw:id="id12" draw:style-name="a22" draw:name="Conector: angular 24" text:anchor-type="paragraph"><svg:title/><svg:desc/></draw:connector><draw:connector draw:type="standard" svg:x1="3.9125in" svg:y1="1.15833in" svg:x2="3.52708in" svg:y2="0.53333in" draw:z-index="251678720" draw:id="id13" draw:style-name="a24" draw:name="Conector: angular 22" text:anchor-type="paragraph"><svg:title/><svg:desc/></draw:connector></text:p>
      <text:soft-page-break/>
      <text:p text:style-name="Párrafodelista"><text:span text:style-name="T43"><draw:connector draw:type="line" svg:x1="6.23209in" svg:y1="10.58276in" svg:x2="6.19806in" svg:y2="-1.50127in" draw:z-index="251710464" draw:id="id14" draw:style-name="a25" draw:name="Conector recto 24" text:anchor-type="paragraph"><svg:title/><svg:desc/></draw:connector></text:span><text:span text:style-name="T44"><draw:connector draw:type="line" svg:x1="-0.42263in" svg:y1="10.5825in" svg:x2="-0.42263in" svg:y2="-1.36334in" draw:z-index="251706368" draw:id="id15" draw:style-name="a26" draw:name="Conector recto 20" text:anchor-type="paragraph"><svg:title/><svg:desc/></draw:connector></text:span><text:span text:style-name="T45"><draw:connector draw:type="line" svg:x1="5.58151in" svg:y1="10.6473in" svg:x2="5.47664in" svg:y2="-1.51034in" draw:z-index="251699200" draw:id="id16" draw:style-name="a27" draw:name="Conector recto 12" text:anchor-type="paragraph"><svg:title/><svg:desc/></draw:connector></text:span><text:span text:style-name="T46"><draw:connector draw:type="standard" svg:x1="4.97961in" svg:y1="10.6973in" svg:x2="4.97961in" svg:y2="-2.12979in" draw:z-index="251691008" draw:id="id17" draw:style-name="a29" draw:name="Conector: angular 4" text:anchor-type="paragraph"><svg:title/><svg:desc/></draw:connector></text:span><text:span text:style-name="T47"><draw:connector draw:type="line" svg:x1="0.26564in" svg:y1="10.59463in" svg:x2="0.18717in" svg:y2="-1.79982in" draw:z-index="251696128" draw:id="id18" draw:style-name="a30" draw:name="Conector recto 9" text:anchor-type="paragraph"><svg:title/><svg:desc/></draw:connector></text:span><text:span text:style-name="T48"><draw:connector draw:type="standard" svg:x1="1.80764in" svg:y1="8.7132in" svg:x2="-0.26458in" svg:y2="-1.06736in" draw:z-index="251683840" draw:id="id19" draw:style-name="a32" draw:name="Conector: angular 28" text:anchor-type="paragraph"><svg:title/><svg:desc/></draw:connector></text:span><draw:connector draw:type="standard" svg:x1="3.7875in" svg:y1="6.17153in" svg:x2="5.44375in" svg:y2="-0.99444in" draw:z-index="251679744" draw:id="id20" draw:style-name="a34" draw:name="Conector: angular 23" text:anchor-type="paragraph"><svg:title/><svg:desc/></draw:connector><draw:connector draw:type="standard" svg:x1="3.7875in" svg:y1="1.2132in" svg:x2="3.96389in" svg:y2="-2.03611in" draw:z-index="251677696" draw:id="id21" draw:style-name="a36" draw:name="Conector: angular 21" text:anchor-type="paragraph"><svg:title/><svg:desc/></draw:connector><draw:connector draw:type="standard" svg:x1="1.77708in" svg:y1="3.56737in" svg:x2="1.85in" svg:y2="-2.05694in" draw:z-index="251673600" draw:id="id22" draw:style-name="a38" draw:name="Conector: angular 17" text:anchor-type="paragraph"><svg:title/><svg:desc/></draw:connector><draw:connector draw:type="line" svg:x1="2.7875in" svg:y1="0.02639in" svg:x2="2.79792in" svg:y2="0.43264in" draw:z-index="251665408" draw:id="id23" draw:style-name="a40" draw:name="Conector recto de flecha 8" text:anchor-type="paragraph"><svg:title/><svg:desc/></draw:connector></text:p>
      <text:p text:style-name="Párrafodelista"><draw:custom-shape svg:x="1.75625in" svg:y="0.22986in" svg:width="2.07292in" svg:height="1.58264in" draw:z-index="251666432" draw:id="id24" draw:style-name="a41" draw:name="Diagrama de flujo: decisión 9" text:anchor-type="paragraph"><svg:title/><svg:desc/><text:p text:style-name="P49">El password té entre 6 i 8 caràcters?</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50"><text:s text:c="90"/>NO</text:p>
      <text:p text:style-name="Párrafodelista"/>
      <text:p text:style-name="Párrafodelista"><text:s text:c="132"/></text:p>
      <text:p text:style-name="Párrafodelista"/>
      <text:p text:style-name="Párrafodelista"/>
      <text:p text:style-name="Párrafodelista"/>
      <text:p text:style-name="Normal"><draw:custom-shape svg:x="1.73542in" svg:y="0.60903in" svg:width="2.14514in" svg:height="1.92639in" draw:z-index="251672576" draw:id="id25" draw:style-name="a42" draw:name="Diagrama de flujo: decisión 15" text:anchor-type="paragraph"><svg:title/><svg:desc/><text:p text:style-name="P51">La1ra posició es un nº&gt;=1 i &lt;=5</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draw:connector draw:type="line" svg:x1="2.80833in" svg:y1="0.03264in" svg:x2="2.80833in" svg:y2="0.57431in" draw:z-index="251671552" draw:id="id26" draw:style-name="a44" draw:name="Conector recto de flecha 14" text:anchor-type="paragraph"><svg:title/><svg:desc/></draw:connector><text:s text:c="69"/><text:span text:style-name="T52">SI</text:span></text:p>
      <text:p text:style-name="P53"/>
      <text:p text:style-name="Normal"><text:span text:style-name="T54"><draw:connector draw:type="line" svg:x1="2.80833in" svg:y1="1.63194in" svg:x2="2.81875in" svg:y2="2.30902in" draw:z-index="251675648" draw:id="id27" draw:style-name="a46" draw:name="Conector recto de flecha 19" text:anchor-type="paragraph"><svg:title/><svg:desc/></draw:connector></text:span><text:span text:style-name="T55"><text:s text:c="22"/></text:span><text:span text:style-name="T56"><text:s text:c="14"/></text:span><text:span text:style-name="T57">NO</text:span></text:p>
      <text:p text:style-name="P58"/>
      <text:p text:style-name="P59"/>
      <text:p text:style-name="P60"/>
      <text:p text:style-name="P61"/>
      <text:p text:style-name="Normal"><text:span text:style-name="T62"><draw:custom-shape svg:x="1.7875in" svg:y="0.42014in" svg:width="2.07292in" svg:height="2.07292in" draw:z-index="251676672" draw:id="id28" draw:style-name="a47" draw:name="Diagrama de flujo: decisión 20" text:anchor-type="paragraph"><svg:title/><svg:desc/><text:p text:style-name="P63">La 2na posició es una lletra minúscula</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64"><text:s text:c="59"/>SI</text:span></text:p>
      <text:p text:style-name="P65"/>
      <text:p text:style-name="Normal"><text:span text:style-name="T66"><draw:connector draw:type="line" svg:x1="2.81875in" svg:y1="1.64167in" svg:x2="2.83889in" svg:y2="2.21389in" draw:z-index="251681792" draw:id="id29" draw:style-name="a49" draw:name="Conector recto de flecha 26" text:anchor-type="paragraph"><svg:title/><svg:desc/></draw:connector></text:span><text:span text:style-name="T67"><text:s text:c="108"/></text:span><text:span text:style-name="T68">NO</text:span></text:p>
      <text:p text:style-name="P69"/>
      <text:p text:style-name="P70"/>
      <text:p text:style-name="P71"/>
      <text:p text:style-name="P72"><text:s text:c="54"/></text:p>
      <text:p text:style-name="Normal"><text:span text:style-name="T73"><draw:custom-shape svg:x="1.77708in" svg:y="0.30486in" svg:width="2.10417in" svg:height="2.125in" draw:z-index="251682816" draw:id="id30" draw:style-name="a50" draw:name="Diagrama de flujo: decisión 27" text:anchor-type="paragraph"><svg:title/><svg:desc/><text:p text:style-name="P74">La 3era posició es una lletra majúscula?</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75"><text:s text:c="56"/>SI</text:span></text:p>
      <text:p text:style-name="P76"/>
      <text:p text:style-name="P77"><text:s text:c="8"/><text:s text:c="14"/>NO</text:p>
      <text:p text:style-name="P78"/>
      <text:p text:style-name="P79"/>
      <text:p text:style-name="P80"/>
      <text:soft-page-break/>
      <text:p text:style-name="Normal"><text:span text:style-name="T81"><draw:connector draw:type="line" svg:x1="6.23209in" svg:y1="10.60153in" svg:x2="6.19806in" svg:y2="-2.60472in" draw:z-index="251709440" draw:id="id31" draw:style-name="a51" draw:name="Conector recto 23" text:anchor-type="paragraph"><svg:title/><svg:desc/></draw:connector></text:span><text:span text:style-name="T82"><draw:connector draw:type="standard" svg:x1="2.19789in" svg:y1="9.56748in" svg:x2="-3.0778in" svg:y2="-1.50127in" draw:z-index="251705344" draw:id="id32" draw:style-name="a52" draw:name="Conector: angular 19" text:anchor-type="paragraph"><svg:title/><svg:desc/></draw:connector></text:span><text:span text:style-name="T83"><draw:connector draw:type="standard" svg:x1="3.76612in" svg:y1="7.3053in" svg:x2="7.37098in" svg:y2="-1.64192in" draw:z-index="251698176" draw:id="id33" draw:style-name="a53" draw:name="Conector: angular 11" text:anchor-type="paragraph"><svg:title/><svg:desc/></draw:connector></text:span><text:span text:style-name="T84"><draw:connector draw:type="standard" svg:x1="3.29243in" svg:y1="2.27306in" svg:x2="6.8091in" svg:y2="-13.93319in" draw:z-index="251689984" draw:id="id34" draw:style-name="a55" draw:name="Conector: angular 3" text:anchor-type="paragraph"><svg:title/><svg:desc/></draw:connector></text:span><text:span text:style-name="T85"><draw:connector draw:type="standard" svg:x1="1.92358in" svg:y1="4.77869in" svg:x2="-1.41809in" svg:y2="-1.56297in" draw:z-index="251695104" draw:id="id35" draw:style-name="a56" draw:name="Conector: angular 8" text:anchor-type="paragraph"><svg:title/><svg:desc/></draw:connector></text:span></text:p>
      <text:p text:style-name="Normal"/>
      <text:p text:style-name="Normal"><text:span text:style-name="T86"><draw:connector draw:type="line" svg:x1="2.74583in" svg:y1="2.30764in" svg:x2="2.74583in" svg:y2="2.96389in" draw:z-index="251687936" draw:id="id36" draw:style-name="a58" draw:name="Conector recto de flecha 1" text:anchor-type="paragraph"><svg:title/><svg:desc/></draw:connector></text:span><text:span text:style-name="T87"><draw:custom-shape svg:x="1.475in" svg:y="0.60972in" svg:width="2.54167in" svg:height="1.875in" draw:z-index="251686912" draw:id="id37" draw:style-name="a59" draw:name="Diagrama de flujo: decisión 31" text:anchor-type="paragraph"><svg:title/><svg:desc/><text:p text:style-name="P88">La 4ta posició es un dels següents símbols: *, _ , @</text:p><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span><text:span text:style-name="T89"><draw:connector draw:type="line" svg:x1="2.73542in" svg:y1="-0.00139in" svg:x2="2.73542in" svg:y2="0.56042in" draw:z-index="251685888" draw:id="id38" draw:style-name="a61" draw:name="Conector recto de flecha 30" text:anchor-type="paragraph"><svg:title/><svg:desc/></draw:connector></text:span><text:s text:c="64"/><text:span text:style-name="T90">SI</text:span></text:p>
      <text:p text:style-name="P91"/>
      <text:p text:style-name="P92"><text:s text:c="118"/>NO</text:p>
      <text:p text:style-name="P93"/>
      <text:p text:style-name="P94"/>
      <text:p text:style-name="P95"/>
      <text:p text:style-name="P96"/>
      <text:p text:style-name="Normal"><text:span text:style-name="T97"><draw:custom-shape svg:x="1.61505in" svg:y="3.11156in" svg:width="2.35208in" svg:height="1.51597in" draw:z-index="251694080" draw:id="id39" draw:style-name="a62" draw:name="Diagrama de flujo: decisión 7" text:anchor-type="paragraph"><svg:title/><svg:desc/><text:p text:style-name="P98">La 6ta posició es un nº&gt;=6 i &lt;=9</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99"><draw:custom-shape svg:x="1.60078in" svg:y="0.35079in" svg:width="2.32292in" svg:height="2.02361in" draw:z-index="251688960" draw:id="id40" draw:style-name="a63" draw:name="Diagrama de flujo: decisión 2" text:anchor-type="paragraph"><svg:title/><svg:desc/><text:p text:style-name="P100">La 5ta posició es una lletra minúscula</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101"><draw:connector draw:type="line" svg:x1="2.77397in" svg:y1="2.31503in" svg:x2="2.77397in" svg:y2="3.031in" draw:z-index="251693056" draw:id="id41" draw:style-name="a65" draw:name="Conector recto de flecha 6" text:anchor-type="paragraph"><svg:title/><svg:desc/></draw:connector></text:span><text:span text:style-name="T102"><text:s text:c="58"/>SI</text:span></text:p>
      <text:p text:style-name="P103"/>
      <text:p text:style-name="P104"><text:s text:c="9"/>NO<text:s/></text:p>
      <text:p text:style-name="P105"/>
      <text:p text:style-name="P106"/>
      <text:p text:style-name="P107"/>
      <text:p text:style-name="P108"/>
      <text:p text:style-name="Normal"><text:span text:style-name="T109"><draw:connector draw:type="line" svg:x1="2.81875in" svg:y1="1.83996in" svg:x2="2.81875in" svg:y2="2.59551in" draw:z-index="251701248" draw:id="id42" draw:style-name="a67" draw:name="Conector recto de flecha 14" text:anchor-type="paragraph"><svg:title/><svg:desc/></draw:connector></text:span><text:span text:style-name="T110"><text:s text:c="58"/>SI</text:span></text:p>
      <text:p text:style-name="P111"/>
      <text:p text:style-name="P112"><text:s text:c="125"/>NO</text:p>
      <text:p text:style-name="P113"/>
      <text:p text:style-name="P114"/>
      <text:p text:style-name="P115"><text:s text:c="54"/>SI</text:p>
      <text:p text:style-name="Normal"><text:span text:style-name="T116"><draw:custom-shape svg:x="1.85103in" svg:y="0.33526in" svg:width="1.97917in" svg:height="1.56042in" draw:z-index="251702272" draw:id="id43" draw:style-name="a68" draw:name="Diagrama de flujo: decisión 15" text:anchor-type="paragraph"><svg:title/><svg:desc/><text:p text:style-name="P117">La 7ta posició es: &amp;,/,#</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118"><text:s text:c="56"/></text:span></text:p>
      <text:p text:style-name="P119">NO</text:p>
      <text:p text:style-name="P120"/>
      <text:soft-page-break/>
      <text:p text:style-name="Normal"><text:span text:style-name="T121"><draw:connector draw:type="standard" svg:x1="3.64634in" svg:y1="1.84294in" svg:x2="8.78384in" svg:y2="-2.46679in" draw:z-index="251708416" draw:id="id44" draw:style-name="a69" draw:name="Conector: angular 22" text:anchor-type="paragraph"><svg:title/><svg:desc/></draw:connector></text:span><text:span text:style-name="T122"><draw:connector draw:type="line" svg:x1="2.78387in" svg:y1="0.17876in" svg:x2="2.79498in" svg:y2="0.92251in" draw:z-index="251703296" draw:id="id45" draw:style-name="a71" draw:name="Conector recto de flecha 17" text:anchor-type="paragraph"><svg:title/><svg:desc/></draw:connector></text:span></text:p>
      <text:p text:style-name="P123"><text:s text:c="57"/>SI</text:p>
      <text:p text:style-name="Normal"><draw:custom-shape svg:x="1.78123in" svg:y="0.1871in" svg:width="2.00208in" svg:height="1.74653in" draw:z-index="251704320" draw:id="id46" draw:style-name="a72" draw:name="Diagrama de flujo: decisión 18" text:anchor-type="paragraph"><svg:title/><svg:desc/><text:p text:style-name="P124">La 8va posició es un nº&lt;=5</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p>
      <text:p text:style-name="Normal"><draw:custom-shape svg:x="1.85302in" svg:y="2.15404in" svg:width="1.95347in" svg:height="0.90694in" draw:z-index="251713536" draw:id="id47" draw:style-name="a73" draw:name="Diagrama de flujo: terminador 27" text:anchor-type="paragraph"><svg:title/><svg:desc/><text:p text:style-name="P125">FINAL</text:p><draw:enhanced-geometry draw:type="non-primitive" svg:viewBox="0 0 21600 21600" draw:enhanced-path="M 3475 0 L 18125 0 A ?f59 ?f60 ?f61 ?f62 18125 0 ?f56 ?f58  W ?f63 ?f64 ?f65 ?f66 18125 0 ?f56 ?f58 L 3475 21600 A ?f102 ?f103 ?f104 ?f105 3475 21600 ?f99 ?f101  W ?f106 ?f107 ?f108 ?f109 3475 21600 ?f99 ?f101 Z N" draw:text-areas="?f16 ?f18 ?f17 ?f1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f8 * 1018 / 21600"/><draw:equation draw:name="f13" draw:formula="?f8 * 20582 / 21600"/><draw:equation draw:name="f14" draw:formula="?f7 * 3163 / 21600"/><draw:equation draw:name="f15" draw:formula="?f7 * 18437 / 21600"/><draw:equation draw:name="f16" draw:formula="?f12 / ?f10"/><draw:equation draw:name="f17" draw:formula="?f13 / ?f10"/><draw:equation draw:name="f18" draw:formula="?f14 / ?f11"/><draw:equation draw:name="f19" draw:formula="?f15 / ?f11"/><draw:equation draw:name="f20" draw:formula="21550000 - ?f1"/><draw:equation draw:name="f21" draw:formula="if(?f20, ?f1, 21550000)"/><draw:equation draw:name="f22" draw:formula="-21550000 - ?f21"/><draw:equation draw:name="f23" draw:formula="if(?f22, -21550000, ?f21)"/><draw:equation draw:name="f24" draw:formula="?f0 + ?f23"/><draw:equation draw:name="f25" draw:formula="?f0 + ?f2"/><draw:equation draw:name="f26" draw:formula="?f25 * ?f9 / ?f1"/><draw:equation draw:name="f27" draw:formula="0 - ?f26"/><draw:equation draw:name="f28" draw:formula="cos(?f27)"/><draw:equation draw:name="f29" draw:formula="0 - ?f28"/><draw:equation draw:name="f30" draw:formula="?f29 * 3475"/><draw:equation draw:name="f31" draw:formula="sin(?f27)"/><draw:equation draw:name="f32" draw:formula="0 - ?f31"/><draw:equation draw:name="f33" draw:formula="?f32 * 10800"/><draw:equation draw:name="f34" draw:formula="sqrt(?f30 * ?f30 + ?f33 * ?f33 + 0 * 0)"/><draw:equation draw:name="f35" draw:formula="3475 * 10800 / ?f34"/><draw:equation draw:name="f36" draw:formula="?f32 * ?f35"/><draw:equation draw:name="f37" draw:formula="18125 - ?f36"/><draw:equation draw:name="f38" draw:formula="?f29 * ?f35"/><draw:equation draw:name="f39" draw:formula="0 - ?f38"/><draw:equation draw:name="f40" draw:formula="?f37 - 3475"/><draw:equation draw:name="f41" draw:formula="?f39 - 10800"/><draw:equation draw:name="f42" draw:formula="?f37 + 3475"/><draw:equation draw:name="f43" draw:formula="?f39 + 10800"/><draw:equation draw:name="f44" draw:formula="?f24 + ?f2"/><draw:equation draw:name="f45" draw:formula="?f44 * ?f9 / ?f1"/><draw:equation draw:name="f46" draw:formula="0 - ?f45"/><draw:equation draw:name="f47" draw:formula="cos(?f46)"/><draw:equation draw:name="f48" draw:formula="0 - ?f47"/><draw:equation draw:name="f49" draw:formula="?f48 * 3475"/><draw:equation draw:name="f50" draw:formula="sin(?f46)"/><draw:equation draw:name="f51" draw:formula="0 - ?f50"/><draw:equation draw:name="f52" draw:formula="?f51 * 10800"/><draw:equation draw:name="f53" draw:formula="sqrt(?f49 * ?f49 + ?f52 * ?f52 + 0 * 0)"/><draw:equation draw:name="f54" draw:formula="3475 * 10800 / ?f53"/><draw:equation draw:name="f55" draw:formula="?f51 * ?f54"/><draw:equation draw:name="f56" draw:formula="?f37 + ?f55"/><draw:equation draw:name="f57" draw:formula="?f48 * ?f54"/><draw:equation draw:name="f58" draw:formula="?f39 + ?f57"/><draw:equation draw:name="f59" draw:formula="if(?f23, 18125, ?f40)"/><draw:equation draw:name="f60" draw:formula="if(?f23, 0, ?f41)"/><draw:equation draw:name="f61" draw:formula="if(?f23, 18125, ?f42)"/><draw:equation draw:name="f62" draw:formula="if(?f23, 0, ?f43)"/><draw:equation draw:name="f63" draw:formula="if(?f23, ?f40, ?f56)"/><draw:equation draw:name="f64" draw:formula="if(?f23, ?f41, ?f58)"/><draw:equation draw:name="f65" draw:formula="if(?f23, ?f42, ?f56)"/><draw:equation draw:name="f66" draw:formula="if(?f23, ?f43, ?f58)"/><draw:equation draw:name="f67" draw:formula="?f2 + ?f23"/><draw:equation draw:name="f68" draw:formula="?f2 + ?f2"/><draw:equation draw:name="f69" draw:formula="?f68 * ?f9 / ?f1"/><draw:equation draw:name="f70" draw:formula="0 - ?f69"/><draw:equation draw:name="f71" draw:formula="cos(?f70)"/><draw:equation draw:name="f72" draw:formula="0 - ?f71"/><draw:equation draw:name="f73" draw:formula="?f72 * 3475"/><draw:equation draw:name="f74" draw:formula="sin(?f70)"/><draw:equation draw:name="f75" draw:formula="0 - ?f74"/><draw:equation draw:name="f76" draw:formula="?f75 * 10800"/><draw:equation draw:name="f77" draw:formula="sqrt(?f73 * ?f73 + ?f76 * ?f76 + 0 * 0)"/><draw:equation draw:name="f78" draw:formula="3475 * 10800 / ?f77"/><draw:equation draw:name="f79" draw:formula="?f75 * ?f78"/><draw:equation draw:name="f80" draw:formula="3475 - ?f79"/><draw:equation draw:name="f81" draw:formula="?f72 * ?f78"/><draw:equation draw:name="f82" draw:formula="21600 - ?f81"/><draw:equation draw:name="f83" draw:formula="?f80 - 3475"/><draw:equation draw:name="f84" draw:formula="?f82 - 10800"/><draw:equation draw:name="f85" draw:formula="?f80 + 3475"/><draw:equation draw:name="f86" draw:formula="?f82 + 10800"/><draw:equation draw:name="f87" draw:formula="?f67 + ?f2"/><draw:equation draw:name="f88" draw:formula="?f87 * ?f9 / ?f1"/><draw:equation draw:name="f89" draw:formula="0 - ?f88"/><draw:equation draw:name="f90" draw:formula="cos(?f89)"/><draw:equation draw:name="f91" draw:formula="0 - ?f90"/><draw:equation draw:name="f92" draw:formula="?f91 * 3475"/><draw:equation draw:name="f93" draw:formula="sin(?f89)"/><draw:equation draw:name="f94" draw:formula="0 - ?f93"/><draw:equation draw:name="f95" draw:formula="?f94 * 10800"/><draw:equation draw:name="f96" draw:formula="sqrt(?f92 * ?f92 + ?f95 * ?f95 + 0 * 0)"/><draw:equation draw:name="f97" draw:formula="3475 * 10800 / ?f96"/><draw:equation draw:name="f98" draw:formula="?f94 * ?f97"/><draw:equation draw:name="f99" draw:formula="?f80 + ?f98"/><draw:equation draw:name="f100" draw:formula="?f91 * ?f97"/><draw:equation draw:name="f101" draw:formula="?f82 + ?f100"/><draw:equation draw:name="f102" draw:formula="if(?f23, 3475, ?f83)"/><draw:equation draw:name="f103" draw:formula="if(?f23, 21600, ?f84)"/><draw:equation draw:name="f104" draw:formula="if(?f23, 3475, ?f85)"/><draw:equation draw:name="f105" draw:formula="if(?f23, 21600, ?f86)"/><draw:equation draw:name="f106" draw:formula="if(?f23, ?f83, ?f99)"/><draw:equation draw:name="f107" draw:formula="if(?f23, ?f84, ?f101)"/><draw:equation draw:name="f108" draw:formula="if(?f23, ?f85, ?f99)"/><draw:equation draw:name="f109" draw:formula="if(?f23, ?f86, ?f101)"/></draw:enhanced-geometry></draw:custom-shape><draw:connector draw:type="line" svg:x1="2.79934in" svg:y1="1.38714in" svg:x2="2.79934in" svg:y2="2.10798in" draw:z-index="251712512" draw:id="id48" draw:style-name="a75" draw:name="Conector recto de flecha 26" text:anchor-type="paragraph"><svg:title/><svg:desc/></draw:connector><text:s text:c="154"/><text:span text:style-name="T126"><text:s text:c="9"/>NO</text:span></text:p>
      <text:p text:style-name="P127"/>
      <text:p text:style-name="P128"/>
      <text:p text:style-name="P129"/>
      <text:p text:style-name="P130"/>
      <text:p text:style-name="P131"/>
      <text:p text:style-name="P132"/>
      <text:p text:style-name="P133"/>
      <text:p text:style-name="P134"/>
      <text:p text:style-name="P135"/>
      <text:list text:style-name="LFO4" text:continue-numbering="true">
        <text:list-item>
          <text:p text:style-name="P136"><text:bookmark-start text:name="_Toc212213242"/>Condicions<text:bookmark-end text:name="_Toc212213242"/></text:p>
        </text:list-item>
      </text:list>
      <text:p text:style-name="Normal"/>
      <text:p text:style-name="Normal">Per obtenir una password correcta i poder accedir, necessitem uns quants requisits dins el password:</text:p>
      <text:list text:style-name="LFO6" text:continue-numbering="true">
        <text:list-item>
          <text:p text:style-name="P137">El password necessita tenir una llargada de 6 a 8 caràcters.<text:s/></text:p>
        </text:list-item>
        <text:list-item>
          <text:p text:style-name="P138"><text:span text:style-name="T139">En la primera posició</text:span>: <text:s/>Hi ha que ser un numero major o igual que 1 i menor o igual que 5.</text:p>
        </text:list-item>
        <text:list-item>
          <text:p text:style-name="P140"><text:span text:style-name="T141">En la segona posició</text:span>:<text:s/>Hi ha que ser una lletra minúscula.</text:p>
        </text:list-item>
        <text:list-item>
          <text:p text:style-name="P142"><text:span text:style-name="T143">En la tercera posició</text:span>:<text:s/>Hi ha que ser una lletra majúscula.</text:p>
        </text:list-item>
        <text:list-item>
          <text:p text:style-name="P144"><text:span text:style-name="T145">En la quarta posició</text:span>:<text:s/>Te que ser un dels següents símbols:<text:s/><text:span text:style-name="T146">*</text:span><text:span text:style-name="T147"><text:s/></text:span><text:span text:style-name="T148">,</text:span><text:span text:style-name="T149"><text:s/></text:span><text:span text:style-name="T150"><text:s/></text:span><text:span text:style-name="T151">_ <text:s/></text:span><text:span text:style-name="T152">,<text:s/></text:span><text:span text:style-name="T153"><text:s/></text:span><text:span text:style-name="T154">@</text:span><text:span text:style-name="T155">.</text:span></text:p>
        </text:list-item>
        <text:list-item>
          <text:p text:style-name="P156"><text:span text:style-name="T157">En la quinta posició:<text:s/></text:span>Hi ha que ser una lletra minúscula.</text:p>
        </text:list-item>
        <text:list-item>
          <text:p text:style-name="P158"><text:span text:style-name="T159">En la sisena posició:</text:span><text:span text:style-name="T160"><text:s/></text:span>Hi ha que ser un numero major que igual que 6 i menor o igual que 9.</text:p>
        </text:list-item>
        <text:list-item>
          <text:p text:style-name="P161"><text:span text:style-name="T162">En la sexta posició:<text:s/></text:span>Te que ser un dels següents símbols:<text:span text:style-name="T163"><text:s/></text:span><text:span text:style-name="T164">&amp;</text:span><text:span text:style-name="T165"><text:s/></text:span><text:span text:style-name="T166">,</text:span><text:span text:style-name="T167"><text:s/></text:span><text:span text:style-name="T168">/</text:span><text:span text:style-name="T169"><text:s/></text:span><text:span text:style-name="T170">,</text:span><text:span text:style-name="T171"><text:s/></text:span><text:span text:style-name="T172">#</text:span><text:span text:style-name="T173">.</text:span></text:p>
        </text:list-item>
        <text:list-item>
          <text:p text:style-name="P174"><text:span text:style-name="T175">En la octava posició:<text:s/></text:span>Hi ha que ser un numero menor o igual que 5.</text:p>
        </text:list-item>
      </text:list>
      <text:p text:style-name="P1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ca" fo:country="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paragraph-properties fo:margin-top="0.1666in" fo:margin-bottom="0in" fo:line-height="105%"/>
      <style:text-properties style:letter-kerning="false" fo:font-size="16pt" style:font-size-asian="16pt" style:font-size-complex="16pt" fo:language="es" fo:country="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Menciónsinresolver" style:display-name="Mención sin resolver" style:family="text" style:parent-style-name="Fuentedepárrafopredeter.">
      <style:text-properties fo:color="#605E5C" fo:background-color="#E1DFDD"/>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draw:marker draw:name="a54" svg:viewBox="0 0 20 30" svg:d="m10 0-10 30h20z"/>
    <draw:marker draw:name="a57" svg:viewBox="0 0 20 30" svg:d="m10 0-10 30h20z"/>
    <draw:marker draw:name="a21" svg:viewBox="0 0 20 30" svg:d="m10 0-10 30h20z"/>
    <draw:marker draw:name="a23" svg:viewBox="0 0 20 30" svg:d="m10 0-10 30h20z"/>
    <draw:marker draw:name="a70" svg:viewBox="0 0 20 30" svg:d="m10 0-10 30h20z"/>
    <draw:marker draw:name="a28" svg:viewBox="0 0 20 30" svg:d="m10 0-10 30h20z"/>
    <draw:marker draw:name="a74" svg:viewBox="0 0 20 30" svg:d="m10 0-10 30h20z"/>
    <draw:marker draw:name="a1" svg:viewBox="0 0 20 30" svg:d="m10 0-10 30h20z"/>
    <draw:marker draw:name="a4" svg:viewBox="0 0 20 30" svg:d="m10 0-10 30h20z"/>
    <draw:marker draw:name="a6" svg:viewBox="0 0 20 30" svg:d="m10 0-10 30h20z"/>
    <draw:marker draw:name="a43" svg:viewBox="0 0 20 30" svg:d="m10 0-10 30h20z"/>
    <draw:marker draw:name="a45" svg:viewBox="0 0 20 30" svg:d="m10 0-10 30h20z"/>
    <draw:marker draw:name="a9" svg:viewBox="0 0 20 30" svg:d="m10 0-10 30h20z"/>
    <draw:marker draw:name="a11" svg:viewBox="0 0 20 30" svg:d="m10 0-10 30h20z"/>
    <draw:marker draw:name="a48" svg:viewBox="0 0 20 30" svg:d="m10 0-10 30h20z"/>
    <draw:marker draw:name="a13" svg:viewBox="0 0 20 30" svg:d="m10 0-10 30h20z"/>
    <draw:marker draw:name="a15" svg:viewBox="0 0 20 30" svg:d="m10 0-10 30h20z"/>
    <draw:marker draw:name="a60" svg:viewBox="0 0 20 30" svg:d="m10 0-10 30h20z"/>
    <draw:marker draw:name="a17" svg:viewBox="0 0 20 30" svg:d="m10 0-10 30h20z"/>
    <draw:marker draw:name="a19" svg:viewBox="0 0 20 30" svg:d="m10 0-10 30h20z"/>
    <draw:marker draw:name="a64" svg:viewBox="0 0 20 30" svg:d="m10 0-10 30h20z"/>
    <draw:marker draw:name="a66" svg:viewBox="0 0 20 30" svg:d="m10 0-10 30h20z"/>
    <draw:marker draw:name="a31" svg:viewBox="0 0 20 30" svg:d="m10 0-10 30h20z"/>
    <draw:marker draw:name="a33" svg:viewBox="0 0 20 30" svg:d="m10 0-10 30h20z"/>
    <draw:marker draw:name="a35" svg:viewBox="0 0 20 30" svg:d="m10 0-10 30h20z"/>
    <draw:marker draw:name="a37" svg:viewBox="0 0 20 30" svg:d="m10 0-10 30h20z"/>
    <draw:marker draw:name="a39" svg:viewBox="0 0 20 30" svg:d="m10 0-10 30h20z"/>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1" text:display-levels="2">
        <style:list-level-properties text:space-before="0.25in" text:min-label-width="0.3437in" text:list-level-position-and-space-mode="label-alignment">
          <style:list-level-label-alignment text:label-followed-by="listtab" fo:margin-left="0.5937in" fo:text-indent="-0.3437in"/>
        </style:list-level-properties>
      </text:list-level-style-number>
      <text:list-level-style-number text:level="3"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text-properties fo:font-size="11pt" style:font-size-asian="11pt" style:font-size-complex="11pt"/>
    </style:style>
    <style:style style:name="P3" style:parent-style-name="Encabezado"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office:automatic-styles>
  <office:master-styles>
    <style:master-page style:name="MP0" style:page-layout-name="PL0">
      <style:header>
        <text:p text:style-name="P2">PAI5</text:p>
        <text:p text:style-name="P3">PROYECTO PASSWORD<text:tab/><text:s text:c="7"/>PROGRAMACION<text:tab/><text:s text:c="5"/>NICOLÁS MACEIRA</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ceira Sanchez, Nicolas</meta:initial-creator>
    <dc:creator>Maceira Sanchez, Nicolas</dc:creator>
    <meta:creation-date>2025-10-24T13:58:00Z</meta:creation-date>
    <dc:date>2025-10-24T13:58:00Z</dc:date>
    <meta:template xlink:href="Normal" xlink:type="simple"/>
    <meta:editing-cycles>2</meta:editing-cycles>
    <meta:editing-duration>PT360S</meta:editing-duration>
    <meta:document-statistic meta:page-count="6" meta:paragraph-count="11" meta:word-count="912" meta:character-count="5918" meta:row-count="41" meta:non-whitespace-character-count="5017"/>
  </office:meta>
</office:document-meta>
</file>